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tyles.xml"/>
  <manifest:file-entry manifest:media-type="text/xml" manifest:full-path="Object 133/settings.xml"/>
  <manifest:file-entry manifest:media-type="application/vnd.oasis.opendocument.graphics" manifest:version="1.2" manifest:full-path="Object 133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image/png" manifest:full-path="Object 100/Pictures/10000000000002800000018049EA0BD6.png"/>
  <manifest:file-entry manifest:media-type="" manifest:full-path="Object 100/Pictures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settings.xml"/>
  <manifest:file-entry manifest:media-type="application/vnd.oasis.opendocument.graphics" manifest:version="1.2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graphics" manifest:version="1.2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" manifest:full-path="ObjectReplacements/Object 131"/>
  <manifest:file-entry manifest:media-type="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" manifest:full-path="ObjectReplacements/Object 94"/>
  <manifest:file-entry manifest:media-type="application/x-openoffice-gdimetafile;windows_formatname=&quot;GDIMetaFile&quot;" manifest:full-path="ObjectReplacements/Object 95"/>
  <manifest:file-entry manifest:media-type="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" manifest:full-path="ObjectReplacements/Object 144"/>
  <manifest:file-entry manifest:media-type="" manifest:full-path="ObjectReplacements/Object 145"/>
  <manifest:file-entry manifest:media-type="application/x-openoffice-gdimetafile;windows_formatname=&quot;GDIMetaFile&quot;" manifest:full-path="ObjectReplacements/Object 146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" manifest:full-path="ObjectReplacements/Object 128"/>
  <manifest:file-entry manifest:media-type="" manifest:full-path="ObjectReplacements/Object 129"/>
  <manifest:file-entry manifest:media-type="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" manifest:full-path="ObjectReplacements/Object 30"/>
  <manifest:file-entry manifest:media-type="" manifest:full-path="ObjectReplacements/Object 89"/>
  <manifest:file-entry manifest:media-type="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text/xml" manifest:full-path="Object 110/styles.xml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graphics" manifest:version="1.2" manifest:full-path="Object 110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graphics" manifest:version="1.2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tyles.xml"/>
  <manifest:file-entry manifest:media-type="text/xml" manifest:full-path="Object 127/settings.xml"/>
  <manifest:file-entry manifest:media-type="application/vnd.oasis.opendocument.graphics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graphics" manifest:version="1.2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8.308cm" fo:margin-left="0cm" fo:margin-right="-0.004cm" table:align="margins"/>
    </style:style>
    <style:style style:name="Table4.A" style:family="table-column">
      <style:table-column-properties style:column-width="1.66cm" style:rel-column-width="13093*"/>
    </style:style>
    <style:style style:name="Table4.B" style:family="table-column">
      <style:table-column-properties style:column-width="1.662cm" style:rel-column-width="13106*"/>
    </style:style>
    <style:style style:name="Table4.C" style:family="table-column">
      <style:table-column-properties style:column-width="3.187cm" style:rel-column-width="25142*"/>
    </style:style>
    <style:style style:name="Table4.D" style:family="table-column">
      <style:table-column-properties style:column-width="0.134cm" style:rel-column-width="1057*"/>
    </style:style>
    <style:style style:name="Table4.E" style:family="table-column">
      <style:table-column-properties style:column-width="1.665cm" style:rel-column-width="1313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C3" style:family="table-cell">
      <style:table-cell-properties fo:padding="0.097cm" fo:border-left="0.002cm solid #000000" fo:border-right="none" fo:border-top="none" fo:border-bottom="0.002cm solid #000000"/>
    </style:style>
    <style:style style:name="Table4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3.44cm"/>
    </style:style>
    <style:style style:name="Table5.B" style:family="table-column">
      <style:table-column-properties style:column-width="0.688cm"/>
    </style:style>
    <style:style style:name="Table5.C" style:family="table-column">
      <style:table-column-properties style:column-width="1.217cm"/>
    </style:style>
    <style:style style:name="Table5.D" style:family="table-column">
      <style:table-column-properties style:column-width="3.154cm"/>
    </style:style>
    <style:style style:name="Table5.E" style:family="table-column">
      <style:table-column-properties style:column-width="2.125cm"/>
    </style:style>
    <style:style style:name="Table5.F" style:family="table-column">
      <style:table-column-properties style:column-width="2.124cm"/>
    </style:style>
    <style:style style:name="Table5.H" style:family="table-column">
      <style:table-column-properties style:column-width="2.08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3ff104" officeooo:paragraph-rsid="003ff10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4b6c3c" officeooo:paragraph-rsid="004b6c3c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4f1e06" officeooo:paragraph-rsid="004f1e0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9eb0e" officeooo:paragraph-rsid="0049eb0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5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6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17" style:family="paragraph" style:parent-style-name="Standard">
      <style:text-properties style:text-underline-style="solid" style:text-underline-width="auto" style:text-underline-color="font-color" officeooo:rsid="0049eb0e" officeooo:paragraph-rsid="0049eb0e"/>
    </style:style>
    <style:style style:name="P18" style:family="paragraph" style:parent-style-name="Standard">
      <style:text-properties style:text-underline-style="none"/>
    </style:style>
    <style:style style:name="P19" style:family="paragraph" style:parent-style-name="Standard">
      <style:text-properties style:text-underline-style="none" fo:font-weight="normal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7b05a" officeooo:paragraph-rsid="0048378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7f5f4" officeooo:paragraph-rsid="0046bffd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ae416" officeooo:paragraph-rsid="0048378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paragraph-rsid="0049eb0e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4b6c3c" officeooo:paragraph-rsid="004b6c3c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cded8" officeooo:paragraph-rsid="004cded8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45522" officeooo:paragraph-rsid="0015a40f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45522" officeooo:paragraph-rsid="00542a6b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45522" officeooo:paragraph-rsid="00555a8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5522" officeooo:paragraph-rsid="00592790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5522" officeooo:paragraph-rsid="005b53a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542a6b" officeooo:paragraph-rsid="00542a6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555a8e" officeooo:paragraph-rsid="00555a8e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56a5bd" officeooo:paragraph-rsid="0056a5bd" style:font-weight-asian="normal" style:font-weight-complex="normal"/>
    </style:style>
    <style:style style:name="P52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53" style:family="paragraph" style:parent-style-name="Standard">
      <style:text-properties style:text-underline-style="none" officeooo:paragraph-rsid="0049eb0e"/>
    </style:style>
    <style:style style:name="P54" style:family="paragraph" style:parent-style-name="Standard">
      <style:text-properties style:text-underline-style="none" officeooo:rsid="0049eb0e" officeooo:paragraph-rsid="0049eb0e"/>
    </style:style>
    <style:style style:name="P55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56" style:family="paragraph" style:parent-style-name="Standard">
      <style:text-properties fo:font-weight="normal" officeooo:paragraph-rsid="003ae416" style:font-weight-asian="normal" style:font-weight-complex="normal"/>
    </style:style>
    <style:style style:name="P57" style:family="paragraph" style:parent-style-name="Standard">
      <style:text-properties fo:font-weight="normal" officeooo:paragraph-rsid="0044e730" style:font-weight-asian="normal" style:font-weight-complex="normal"/>
    </style:style>
    <style:style style:name="P58" style:family="paragraph" style:parent-style-name="Standard">
      <style:text-properties style:font-name="Bitstream Vera Sans Mono" fo:font-size="11pt" fo:font-style="normal" style:text-underline-style="none" fo:font-weight="normal" officeooo:rsid="003a53c9" officeooo:paragraph-rsid="0044e730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78" style:family="paragraph" style:parent-style-name="Table_20_Contents">
      <style:text-properties officeooo:paragraph-rsid="0050c84e"/>
    </style:style>
    <style:style style:name="P79" style:family="paragraph" style:parent-style-name="Table_20_Contents">
      <style:text-properties officeooo:paragraph-rsid="0052664b"/>
    </style:style>
    <style:style style:name="P80" style:family="paragraph" style:parent-style-name="Table_20_Contents">
      <style:text-properties officeooo:rsid="0050c84e" officeooo:paragraph-rsid="0050c84e"/>
    </style:style>
    <style:style style:name="P81" style:family="paragraph" style:parent-style-name="Table_20_Contents">
      <style:text-properties officeooo:rsid="0059e231" officeooo:paragraph-rsid="0059e231"/>
    </style:style>
    <style:style style:name="P82" style:family="paragraph" style:parent-style-name="Table_20_Contents">
      <style:text-properties officeooo:rsid="0052664b" officeooo:paragraph-rsid="0052664b"/>
    </style:style>
    <style:style style:name="P83" style:family="paragraph" style:parent-style-name="Standard">
      <style:text-properties style:text-underline-style="none" fo:font-weight="normal" officeooo:rsid="005b53a2" officeooo:paragraph-rsid="005b53a2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5bd483" officeooo:paragraph-rsid="005bd483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592790" officeooo:paragraph-rsid="00592790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5e9f34" officeooo:paragraph-rsid="005e9f34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345522" officeooo:paragraph-rsid="0062d3dc" style:font-weight-asian="normal" style:font-weight-complex="normal"/>
    </style:style>
    <style:style style:name="P88" style:family="paragraph" style:parent-style-name="Standard">
      <style:text-properties style:text-underline-style="solid" style:text-underline-width="auto" style:text-underline-color="font-color" fo:font-weight="normal" officeooo:rsid="00345522" officeooo:paragraph-rsid="0062d3dc" style:font-weight-asian="normal" style:font-weight-complex="normal"/>
    </style:style>
    <style:style style:name="P89" style:family="paragraph" style:parent-style-name="Standard">
      <style:text-properties officeooo:paragraph-rsid="00682bc6"/>
    </style:style>
    <style:style style:name="P90" style:family="paragraph" style:parent-style-name="Standard">
      <style:text-properties officeooo:paragraph-rsid="006ba703"/>
    </style:style>
    <style:style style:name="P91" style:family="paragraph" style:parent-style-name="Standard">
      <style:text-properties officeooo:paragraph-rsid="006be47c"/>
    </style:style>
    <style:style style:name="P92" style:family="paragraph" style:parent-style-name="Standard">
      <style:text-properties officeooo:paragraph-rsid="006c1dbc"/>
    </style:style>
    <style:style style:name="P93" style:family="paragraph" style:parent-style-name="Table_20_Contents">
      <style:text-properties officeooo:paragraph-rsid="0062d3dc"/>
    </style:style>
    <style:style style:name="P94" style:family="paragraph" style:parent-style-name="Table_20_Contents">
      <style:text-properties officeooo:paragraph-rsid="0064ce76"/>
    </style:style>
    <style:style style:name="P95" style:family="paragraph" style:parent-style-name="Table_20_Contents">
      <style:text-properties officeooo:paragraph-rsid="0065fa1e"/>
    </style:style>
    <style:style style:name="P96" style:family="paragraph" style:parent-style-name="Table_20_Contents">
      <style:text-properties officeooo:paragraph-rsid="0065fe31"/>
    </style:style>
    <style:style style:name="P97" style:family="paragraph" style:parent-style-name="Table_20_Contents">
      <style:text-properties officeooo:paragraph-rsid="00682bc6"/>
    </style:style>
    <style:style style:name="P98" style:family="paragraph" style:parent-style-name="Table_20_Contents">
      <style:text-properties officeooo:paragraph-rsid="006a203d"/>
    </style:style>
    <style:style style:name="P99" style:family="paragraph" style:parent-style-name="Table_20_Contents">
      <style:text-properties officeooo:paragraph-rsid="006ba703"/>
    </style:style>
    <style:style style:name="P100" style:family="paragraph" style:parent-style-name="Table_20_Contents">
      <style:text-properties officeooo:paragraph-rsid="006c1dbc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style:text-position="0% 100%" officeooo:rsid="002fb65b"/>
    </style:style>
    <style:style style:name="T35" style:family="text">
      <style:text-properties style:text-position="0% 100%" officeooo:rsid="003d2493"/>
    </style:style>
    <style:style style:name="T36" style:family="text">
      <style:text-properties officeooo:rsid="0022ca51"/>
    </style:style>
    <style:style style:name="T37" style:family="text">
      <style:text-properties officeooo:rsid="0027b05a"/>
    </style:style>
    <style:style style:name="T38" style:family="text">
      <style:text-properties officeooo:rsid="0028afe4"/>
    </style:style>
    <style:style style:name="T39" style:family="text">
      <style:text-properties officeooo:rsid="002a97b1"/>
    </style:style>
    <style:style style:name="T40" style:family="text">
      <style:text-properties officeooo:rsid="002c695d"/>
    </style:style>
    <style:style style:name="T41" style:family="text">
      <style:text-properties officeooo:rsid="002cddd2"/>
    </style:style>
    <style:style style:name="T42" style:family="text">
      <style:text-properties officeooo:rsid="002e5ee0"/>
    </style:style>
    <style:style style:name="T43" style:family="text">
      <style:text-properties officeooo:rsid="002fb65b"/>
    </style:style>
    <style:style style:name="T44" style:family="text">
      <style:text-properties style:text-underline-style="none" officeooo:rsid="00345522"/>
    </style:style>
    <style:style style:name="T45" style:family="text">
      <style:text-properties style:text-underline-style="none" officeooo:rsid="00364d64"/>
    </style:style>
    <style:style style:name="T46" style:family="text">
      <style:text-properties style:text-underline-style="none" officeooo:rsid="003ae416"/>
    </style:style>
    <style:style style:name="T47" style:family="text">
      <style:text-properties style:text-underline-style="none" officeooo:rsid="0027b05a"/>
    </style:style>
    <style:style style:name="T48" style:family="text">
      <style:text-properties style:text-underline-style="none" officeooo:rsid="004ddcb1"/>
    </style:style>
    <style:style style:name="T49" style:family="text">
      <style:text-properties officeooo:rsid="0037f5f4"/>
    </style:style>
    <style:style style:name="T50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1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2" style:family="text">
      <style:text-properties style:font-name="Bitstream Vera Sans Mono" fo:font-size="11pt" fo:font-style="normal" officeooo:rsid="003ff10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46bffd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officeooo:rsid="00434651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style:font-name="Bitstream Vera Sans Mono" fo:font-size="11pt" fo:font-style="normal" style:text-underline-style="none" officeooo:rsid="0044e730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9" style:family="text">
      <style:text-properties officeooo:rsid="003ae416"/>
    </style:style>
    <style:style style:name="T60" style:family="text">
      <style:text-properties officeooo:rsid="003b4d73"/>
    </style:style>
    <style:style style:name="T61" style:family="text">
      <style:text-properties officeooo:rsid="003d2396"/>
    </style:style>
    <style:style style:name="T62" style:family="text">
      <style:text-properties officeooo:rsid="003ff104"/>
    </style:style>
    <style:style style:name="T63" style:family="text">
      <style:text-properties officeooo:rsid="0041d797"/>
    </style:style>
    <style:style style:name="T64" style:family="text">
      <style:text-properties officeooo:rsid="0043e1e6"/>
    </style:style>
    <style:style style:name="T65" style:family="text">
      <style:text-properties officeooo:rsid="0046bffd"/>
    </style:style>
    <style:style style:name="T66" style:family="text">
      <style:text-properties officeooo:rsid="00483784"/>
    </style:style>
    <style:style style:name="T67" style:family="text">
      <style:text-properties officeooo:rsid="0049eb0e"/>
    </style:style>
    <style:style style:name="T68" style:family="text">
      <style:text-properties officeooo:rsid="0052664b"/>
    </style:style>
    <style:style style:name="T69" style:family="text">
      <style:text-properties officeooo:rsid="00542a6b"/>
    </style:style>
    <style:style style:name="T70" style:family="text">
      <style:text-properties officeooo:rsid="00555a8e"/>
    </style:style>
    <style:style style:name="T71" style:family="text">
      <style:text-properties officeooo:rsid="00592790"/>
    </style:style>
    <style:style style:name="T72" style:family="text">
      <style:text-properties officeooo:rsid="005b53a2"/>
    </style:style>
    <style:style style:name="T73" style:family="text">
      <style:text-properties officeooo:rsid="005bd483"/>
    </style:style>
    <style:style style:name="T74" style:family="text">
      <style:text-properties officeooo:rsid="0062d3dc"/>
    </style:style>
    <style:style style:name="T75" style:family="text">
      <style:text-properties officeooo:rsid="0064ce76"/>
    </style:style>
    <style:style style:name="T76" style:family="text">
      <style:text-properties officeooo:rsid="0065fa1e"/>
    </style:style>
    <style:style style:name="T77" style:family="text">
      <style:text-properties officeooo:rsid="0065fe31"/>
    </style:style>
    <style:style style:name="T78" style:family="text">
      <style:text-properties officeooo:rsid="00675684"/>
    </style:style>
    <style:style style:name="T79" style:family="text">
      <style:text-properties officeooo:rsid="00682bc6"/>
    </style:style>
    <style:style style:name="T80" style:family="text">
      <style:text-properties officeooo:rsid="006a203d"/>
    </style:style>
    <style:style style:name="T81" style:family="text">
      <style:text-properties officeooo:rsid="006ba703"/>
    </style:style>
    <style:style style:name="T82" style:family="text">
      <style:text-properties officeooo:rsid="006be47c"/>
    </style:style>
    <style:style style:name="T83" style:family="text">
      <style:text-properties officeooo:rsid="006c1db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OLE">
      <style:graphic-properties style:vertical-pos="from-top"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style:style style:name="fr9" style:family="graphic" style:parent-style-name="OLE">
      <style:graphic-properties style:vertical-pos="from-top" style:horizontal-pos="from-left" style:horizontal-rel="paragraph" draw:ole-draw-aspect="1"/>
    </style:style>
    <style:style style:name="fr10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</text:p>
      <text:p text:style-name="P12">Fractions:</text:p>
      <text:p text:style-name="P15">Addition/Subtraction:</text:p>
      <text:p text:style-name="P18"><draw:frame draw:style-name="fr1" draw:name="Object21" text:anchor-type="as-char" svg:width="6.331cm" svg:height="0.998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<draw:frame draw:style-name="fr2" draw:name="Object10" text:anchor-type="as-char" svg:y="0cm" svg:width="5.554cm" svg:height="0.997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0"><text:span text:style-name="T42"><draw:frame draw:style-name="fr1" draw:name="Object33" text:anchor-type="as-char" svg:width="1.864cm" svg:height="0.997cm" draw:z-index="14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<draw:frame draw:style-name="fr1" draw:name="Object40" text:anchor-type="as-char" svg:width="1.767cm" svg:height="0.997cm" draw:z-index="15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2"/>
      <text:p text:style-name="P12">Powers:</text:p>
      <text:p text:style-name="P1">Negative:</text:p>
      <text:p text:style-name="P18"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fraction:</text:p>
      <text:p text:style-name="P54"><draw:frame draw:style-name="fr1" draw:name="Object83" text:anchor-type="as-char" svg:width="3.863cm" svg:height="1.21cm" draw:z-index="16"><draw:object xlink:href="./Object 83" xlink:type="simple" xlink:show="embed" xlink:actuate="onLoad"/><draw:image xlink:href="./ObjectReplacements/Object 83" xlink:type="simple" xlink:show="embed" xlink:actuate="onLoad"/></draw:frame></text:p>
      <text:p text:style-name="P54">example:</text:p>
      <text:p text:style-name="P53"><text:span text:style-name="T67"><draw:frame draw:style-name="fr1" draw:name="Object84" text:anchor-type="as-char" svg:width="1.443cm" svg:height="0.813cm" draw:z-index="17"><draw:object xlink:href="./Object 84" xlink:type="simple" xlink:show="embed" xlink:actuate="onLoad"/><draw:image xlink:href="./ObjectReplacements/Object 84" xlink:type="simple" xlink:show="embed" xlink:actuate="onLoad"/></draw:frame></text:span><text:span text:style-name="T67"><draw:frame draw:style-name="fr1" draw:name="Object85" text:anchor-type="as-char" svg:width="1.877cm" svg:height="1.21cm" draw:z-index="24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54"/>
      <text:p text:style-name="P1">Multiple powers:</text:p>
      <text:p text:style-name="P14"><draw:frame draw:style-name="fr1" draw:name="Object27" text:anchor-type="as-char" svg:width="4.817cm" svg:height="1.05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4"><draw:frame draw:style-name="fr1" draw:name="Object28" text:anchor-type="as-char" svg:width="4.475cm" svg:height="1.117c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"/>
      <text:p text:style-name="P16">example:</text:p>
      <text:p text:style-name="P1"><draw:frame draw:style-name="fr1" draw:name="Object2" text:anchor-type="as-char" svg:width="4.597cm" svg:height="0.52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31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3">Surds:</text:p>
      <text:p text:style-name="P41"><text:span text:style-name="T67"><draw:frame draw:style-name="fr1" draw:name="Object81" text:anchor-type="as-char" svg:width="2.501cm" svg:height="0.504cm" draw:z-index="32"><draw:object xlink:href="./Object 81" xlink:type="simple" xlink:show="embed" xlink:actuate="onLoad"/><draw:image xlink:href="./ObjectReplacements/Object 81" xlink:type="simple" xlink:show="embed" xlink:actuate="onLoad"/></draw:frame></text:span><text:span text:style-name="T67"> </text:span><text:span text:style-name="T67"><draw:frame draw:style-name="fr1" draw:name="Object82" text:anchor-type="as-char" svg:width="1.702cm" svg:height="1.122cm" draw:z-index="38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>rationalising:</text:p>
      <text:p text:style-name="P42"><draw:frame draw:style-name="fr1" draw:name="Object86" text:anchor-type="as-char" svg:width="4.766cm" svg:height="1.122cm" draw:z-index="39"><draw:object xlink:href="./Object 86" xlink:type="simple" xlink:show="embed" xlink:actuate="onLoad"/><draw:image xlink:href="./ObjectReplacements/Object 86" xlink:type="simple" xlink:show="embed" xlink:actuate="onLoad"/></draw:frame></text:p>
      <text:p text:style-name="P43"><draw:frame draw:style-name="fr1" draw:name="Object87" text:anchor-type="as-char" svg:width="6.346cm" svg:height="1.094cm" draw:z-index="40"><draw:object xlink:href="./Object 87" xlink:type="simple" xlink:show="embed" xlink:actuate="onLoad"/><draw:image xlink:href="./ObjectReplacements/Object 87" xlink:type="simple" xlink:show="embed" xlink:actuate="onLoad"/></draw:frame></text:p>
      <text:p text:style-name="P4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alculus:</text:p>
      <text:p text:style-name="P1">Derivatives:</text:p>
      <text:p text:style-name="P1"><draw:frame draw:style-name="fr1" draw:name="Object4" text:anchor-type="as-char" svg:width="3.731cm" svg:height="1.117cm" draw:z-index="41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4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45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19">Notations:</text:p>
      <text:p text:style-name="P19"><draw:frame draw:style-name="fr1" draw:name="Object5" text:anchor-type="as-char" svg:width="6.092cm" svg:height="1.685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19"><draw:frame draw:style-name="fr1" draw:name="Object9" text:anchor-type="as-char" svg:width="11.441cm" svg:height="3.129cm" draw:z-index="46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draw:frame draw:style-name="fr1" draw:name="Object12" text:anchor-type="as-char" svg:width="9.491cm" svg:height="1.542cm" draw:z-index="47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oft-page-break/></text:p>
      <text:p text:style-name="P2">Statistics</text:p>
      <text:p text:style-name="P2"><draw:frame draw:style-name="fr1" draw:name="Object13" text:anchor-type="as-char" svg:width="5.667cm" svg:height="2.418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rigonometry</text:p>
      <text:p text:style-name="P2"><draw:frame draw:style-name="fr3" draw:name="Object18" text:anchor-type="as-char" svg:width="7.542cm" svg:height="4.42cm" draw:z-index="48"><draw:object xlink:href="./Object 18" xlink:type="simple" xlink:show="embed" xlink:actuate="onLoad"/><draw:image xlink:href="./ObjectReplacements/Object 18" xlink:type="simple" xlink:show="embed" xlink:actuate="onLoad"/></draw:frame></text:p>
      <text:p text:style-name="P31"><text:span text:style-name="T43">Pythagoras theorem (for right angle triangles) </text:span><text:span text:style-name="T43">hypothenous</text:span><text:span text:style-name="T22">2</text:span><text:span text:style-name="T35">=</text:span><text:span text:style-name="T34">adjacent</text:span><text:span text:style-name="T22">2 </text:span><text:span text:style-name="T34">+ </text:span><text:span text:style-name="T34">opposite</text:span><text:span text:style-name="T22">2 </text:span><text:span text:style-name="T34">(</text:span><text:span text:style-name="T43"><draw:frame draw:style-name="fr1" draw:name="Object41" text:anchor-type="as-char" svg:width="1.953cm" svg:height="0.527cm" draw:z-index="49"><draw:object xlink:href="./Object 41" xlink:type="simple" xlink:show="embed" xlink:actuate="onLoad"/><draw:image xlink:href="./ObjectReplacements/Object 41" xlink:type="simple" xlink:show="embed" xlink:actuate="onLoad"/></draw:frame></text:span><text:span text:style-name="T43">)</text:span></text:p>
      <text:p text:style-name="P32"/>
      <text:p text:style-name="P31"><text:span text:style-name="T43"><draw:frame draw:style-name="fr1" draw:name="Object42" text:anchor-type="as-char" svg:width="3.974cm" svg:height="0.997cm" draw:z-index="50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<draw:frame draw:style-name="fr1" draw:name="Object43" text:anchor-type="as-char" svg:width="2.342cm" svg:height="1.095cm" draw:z-index="5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1"><text:span text:style-name="T43"><draw:frame draw:style-name="fr1" draw:name="Object44" text:anchor-type="as-char" svg:width="3.692cm" svg:height="0.997cm" draw:z-index="53"><draw:object xlink:href="./Object 44" xlink:type="simple" xlink:show="embed" xlink:actuate="onLoad"/><draw:image xlink:href="./ObjectReplacements/Object 44" xlink:type="simple" xlink:show="embed" xlink:actuate="onLoad"/></draw:frame></text:span><text:span text:style-name="T43"><draw:frame draw:style-name="fr1" draw:name="Object45" text:anchor-type="as-char" svg:width="2.404cm" svg:height="1.095cm" draw:z-index="61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1"><text:span text:style-name="T43"><draw:frame draw:style-name="fr1" draw:name="Object46" text:anchor-type="as-char" svg:width="3.323cm" svg:height="0.997cm" draw:z-index="62"><draw:object xlink:href="./Object 46" xlink:type="simple" xlink:show="embed" xlink:actuate="onLoad"/><draw:image xlink:href="./ObjectReplacements/Object 46" xlink:type="simple" xlink:show="embed" xlink:actuate="onLoad"/></draw:frame></text:span><text:span text:style-name="T43"><draw:frame draw:style-name="fr1" draw:name="Object47" text:anchor-type="as-char" svg:width="2.402cm" svg:height="1.095cm" draw:z-index="63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">Sin Rule:</text:p>
      <text:p text:style-name="P2"><draw:frame draw:style-name="fr1" draw:name="Object19" text:anchor-type="as-char" svg:width="4.618cm" svg:height="2.542cm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7"><text:soft-page-break/></text:p>
      <text:p text:style-name="P7"/>
      <text:p text:style-name="P7">Vectors:</text:p>
      <text:p text:style-name="P7"><draw:frame draw:style-name="fr3" draw:name="Object22" text:anchor-type="as-char" svg:width="7.541cm" svg:height="4.419cm" draw:z-index="42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7"/>
      <text:p text:style-name="P5"><text:span text:style-name="T44">To Component form:</text:span><text:span text:style-name="T44"><draw:frame draw:style-name="fr1" draw:name="Object24" text:anchor-type="as-char" svg:width="2.415cm" svg:height="0.529cm" draw:z-index="44"><draw:object xlink:href="./Object 24" xlink:type="simple" xlink:show="embed" xlink:actuate="onLoad"/><draw:image xlink:href="./ObjectReplacements/Object 24" xlink:type="simple" xlink:show="embed" xlink:actuate="onLoad"/></draw:frame></text:span><text:span text:style-name="T45"><draw:frame draw:style-name="fr1" draw:name="Object48" text:anchor-type="as-char" svg:width="2.358cm" svg:height="0.529cm" draw:z-index="52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6"><text:span text:style-name="T45">The Magnitude:</text:span><text:span text:style-name="T45"><draw:frame draw:style-name="fr1" draw:name="Object49" text:anchor-type="as-char" svg:width="2.568cm" svg:height="0.635cm" draw:z-index="64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6"><text:span text:style-name="T45">The angle:</text:span><text:span text:style-name="T45"><draw:frame draw:style-name="fr1" draw:name="Object50" text:anchor-type="as-char" svg:width="2.545cm" svg:height="1.124cm" draw:z-index="65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6"><text:span text:style-name="T45">To add vectors </text:span><text:span text:style-name="T45"><draw:frame draw:style-name="fr1" draw:name="Object23" text:anchor-type="as-char" svg:width="5.546cm" svg:height="0.529cm" draw:z-index="66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4"/>
      <text:p text:style-name="P88"><text:span text:style-name="T74">Trig ratio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>
          <table:table-cell table:style-name="Table5.A1" office:value-type="string">
            <text:p text:style-name="Table_20_Contents"/>
            <text:p text:style-name="Table_20_Contents"/>
          </table:table-cell>
          <table:table-cell table:style-name="Table5.A1" office:value-type="string">
            <text:p text:style-name="P93"><text:span text:style-name="T74"><draw:frame draw:style-name="fr10" draw:name="Object106" text:anchor-type="as-char" svg:width="0.43cm" svg:height="0.467cm" draw:z-index="104"><draw:object xlink:href="./Object 106" xlink:type="simple" xlink:show="embed" xlink:actuate="onLoad"/><draw:image xlink:href="./ObjectReplacements/Object 106" xlink:type="simple" xlink:show="embed" xlink:actuate="onLoad"/></draw:frame></text:span></text:p>
          </table:table-cell>
          <table:table-cell table:style-name="Table5.C1" table:number-columns-spanned="6" office:value-type="string">
            <text:p text:style-name="P98"><text:span text:style-name="T80">proof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9" draw:name="Object105" text:anchor-type="as-char" svg:y="-1.559cm" svg:width="3.281cm" svg:height="3.175cm" draw:z-index="105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5.B2" office:value-type="float" office:value="0">
            <text:p text:style-name="P93"><text:span text:style-name="T74">0</text:span></text:p>
          </table:table-cell>
          <table:table-cell table:style-name="Table5.C2" table:number-columns-spanned="6" office:value-type="string">
            <text:p text:style-name="P93"><text:span text:style-name="T74">Adjacent(b)=Hypotenuse(a), opposite(c)=0</text:span></text:p>
            <text:p text:style-name="P93"><text:span text:style-name="T74"><draw:frame draw:style-name="fr10" draw:name="Object107" text:anchor-type="as-char" svg:width="3.166cm" svg:height="0.997cm" draw:z-index="106"><draw:object xlink:href="./Object 107" xlink:type="simple" xlink:show="embed" xlink:actuate="onLoad"/><draw:image xlink:href="./ObjectReplacements/Object 107" xlink:type="simple" xlink:show="embed" xlink:actuate="onLoad"/></draw:frame></text:span><text:span text:style-name="T74"><draw:frame draw:style-name="fr10" draw:name="Object108" text:anchor-type="as-char" svg:width="2.559cm" svg:height="0.997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74"><draw:frame draw:style-name="fr10" draw:name="Object109" text:anchor-type="as-char" svg:width="2.538cm" svg:height="0.997cm" draw:z-index="108"><draw:object xlink:href="./Object 109" xlink:type="simple" xlink:show="embed" xlink:actuate="onLoad"/><draw:image xlink:href="./ObjectReplacements/Object 109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9" draw:name="Object110" text:anchor-type="as-char" svg:y="-1.559cm" svg:width="3.281cm" svg:height="3.175cm" draw:z-index="109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le5.B2" office:value-type="float" office:value="45">
            <text:p text:style-name="P93"><text:span text:style-name="T74">45</text:span></text:p>
          </table:table-cell>
          <table:table-cell table:style-name="Table5.C2" table:number-columns-spanned="6" office:value-type="string">
            <text:p text:style-name="P93"><text:span text:style-name="T74"><draw:frame draw:style-name="fr10" draw:name="Object111" text:anchor-type="as-char" svg:width="3.965cm" svg:height="0.997cm" draw:z-index="110"><draw:object xlink:href="./Object 111" xlink:type="simple" xlink:show="embed" xlink:actuate="onLoad"/><draw:image xlink:href="./ObjectReplacements/Object 111" xlink:type="simple" xlink:show="embed" xlink:actuate="onLoad"/></draw:frame></text:span></text:p>
            <text:p text:style-name="P93"><text:span text:style-name="T74"><draw:frame draw:style-name="fr10" draw:name="Object112" text:anchor-type="as-char" svg:width="1.956cm" svg:height="0.527cm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74">given</text:span><text:span text:style-name="T75">:</text:span><text:span text:style-name="T74"><draw:frame draw:style-name="fr10" draw:name="Object113" text:anchor-type="as-char" svg:width="1.559cm" svg:height="0.467cm" draw:z-index="112"><draw:object xlink:href="./Object 113" xlink:type="simple" xlink:show="embed" xlink:actuate="onLoad"/><draw:image xlink:href="./ObjectReplacements/Object 113" xlink:type="simple" xlink:show="embed" xlink:actuate="onLoad"/></draw:frame></text:span><text:span text:style-name="T75"><draw:frame draw:style-name="fr10" draw:name="Object114" text:anchor-type="as-char" svg:width="1.94cm" svg:height="0.527cm" draw:z-index="11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<draw:frame draw:style-name="fr10" draw:name="Object115" text:anchor-type="as-char" svg:width="1.258cm" svg:height="0.504cm" draw:z-index="114"><draw:object xlink:href="./Object 115" xlink:type="simple" xlink:show="embed" xlink:actuate="onLoad"/><draw:image xlink:href="./ObjectReplacements/Object 115" xlink:type="simple" xlink:show="embed" xlink:actuate="onLoad"/></draw:frame></text:span></text:p>
            <text:p text:style-name="P94"><text:span text:style-name="T75"><draw:frame draw:style-name="fr10" draw:name="Object116" text:anchor-type="as-char" svg:width="4.048cm" svg:height="1.071cm" draw:z-index="115"><draw:object xlink:href="./Object 116" xlink:type="simple" xlink:show="embed" xlink:actuate="onLoad"/><draw:image xlink:href="./ObjectReplacements/Object 116" xlink:type="simple" xlink:show="embed" xlink:actuate="onLoad"/></draw:frame></text:span><text:span text:style-name="T75"><draw:frame draw:style-name="fr10" draw:name="Object117" text:anchor-type="as-char" svg:width="4.11cm" svg:height="1.071cm" draw:z-index="116"><draw:object xlink:href="./Object 117" xlink:type="simple" xlink:show="embed" xlink:actuate="onLoad"/><draw:image xlink:href="./ObjectReplacements/Object 117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9" draw:name="Object118" text:anchor-type="as-char" svg:y="-1.559cm" svg:width="3.281cm" svg:height="3.175cm" draw:z-index="117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5.B2" office:value-type="float" office:value="30">
            <text:p text:style-name="P96"><text:span text:style-name="T77">30</text:span></text:p>
          </table:table-cell>
          <table:table-cell table:style-name="Table5.C2" table:number-columns-spanned="6" office:value-type="string">
            <text:p text:style-name="P95"><text:span text:style-name="T76"><draw:frame draw:style-name="fr10" draw:name="Object119" text:anchor-type="as-char" svg:width="3.484cm" svg:height="1.095cm" draw:z-index="118"><draw:object xlink:href="./Object 119" xlink:type="simple" xlink:show="embed" xlink:actuate="onLoad"/><draw:image xlink:href="./ObjectReplacements/Object 119" xlink:type="simple" xlink:show="embed" xlink:actuate="onLoad"/></draw:frame></text:span><text:span text:style-name="T77"><draw:frame draw:style-name="fr10" draw:name="Object120" text:anchor-type="as-char" svg:width="3.639cm" svg:height="0.997cm" draw:z-index="119"><draw:object xlink:href="./Object 120" xlink:type="simple" xlink:show="embed" xlink:actuate="onLoad"/><draw:image xlink:href="./ObjectReplacements/Object 120" xlink:type="simple" xlink:show="embed" xlink:actuate="onLoad"/></draw:frame></text:span></text:p>
            <text:p text:style-name="P96"><text:span text:style-name="T77">given:</text:span><text:span text:style-name="T77"><draw:frame draw:style-name="fr10" draw:name="Object121" text:anchor-type="as-char" svg:width="2.053cm" svg:height="0.997cm" draw:z-index="120"><draw:object xlink:href="./Object 121" xlink:type="simple" xlink:show="embed" xlink:actuate="onLoad"/><draw:image xlink:href="./ObjectReplacements/Object 121" xlink:type="simple" xlink:show="embed" xlink:actuate="onLoad"/></draw:frame></text:span><text:span text:style-name="T77"><draw:frame draw:style-name="fr10" draw:name="Object122" text:anchor-type="as-char" svg:width="4.494cm" svg:height="1.161cm" draw:z-index="121"><draw:object xlink:href="./Object 122" xlink:type="simple" xlink:show="embed" xlink:actuate="onLoad"/><draw:image xlink:href="./ObjectReplacements/Object 122" xlink:type="simple" xlink:show="embed" xlink:actuate="onLoad"/></draw:frame></text:span></text:p>
            <text:p text:style-name="P96"><text:span text:style-name="T77"><draw:frame draw:style-name="fr10" draw:name="Object123" text:anchor-type="as-char" svg:width="2.191cm" svg:height="1.161cm" draw:z-index="122"><draw:object xlink:href="./Object 123" xlink:type="simple" xlink:show="embed" xlink:actuate="onLoad"/><draw:image xlink:href="./ObjectReplacements/Object 123" xlink:type="simple" xlink:show="embed" xlink:actuate="onLoad"/></draw:frame></text:span><text:span text:style-name="T77"><draw:frame draw:style-name="fr10" draw:name="Object124" text:anchor-type="as-char" svg:width="4.085cm" svg:height="1.189cm" draw:z-index="123"><draw:object xlink:href="./Object 124" xlink:type="simple" xlink:show="embed" xlink:actuate="onLoad"/><draw:image xlink:href="./ObjectReplacements/Object 124" xlink:type="simple" xlink:show="embed" xlink:actuate="onLoad"/></draw:frame></text:span></text:p>
            <text:p text:style-name="P96"><text:span text:style-name="T77"><draw:frame draw:style-name="fr10" draw:name="Object125" text:anchor-type="as-char" svg:width="4.434cm" svg:height="1.034cm" draw:z-index="124"><draw:object xlink:href="./Object 125" xlink:type="simple" xlink:show="embed" xlink:actuate="onLoad"/><draw:image xlink:href="./ObjectReplacements/Object 125" xlink:type="simple" xlink:show="embed" xlink:actuate="onLoad"/></draw:frame></text:span><text:span text:style-name="T77"><draw:frame draw:style-name="fr10" draw:name="Object126" text:anchor-type="as-char" svg:width="5.413cm" svg:height="1.071cm" draw:z-index="125"><draw:object xlink:href="./Object 126" xlink:type="simple" xlink:show="embed" xlink:actuate="onLoad"/><draw:image xlink:href="./ObjectReplacements/Object 126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5.A2" office:value-type="string">
            <text:p text:style-name="Table_20_Contents"><draw:frame draw:style-name="fr9" draw:name="Object127" text:anchor-type="as-char" svg:y="-1.565cm" svg:width="3.018cm" svg:height="4.341cm" draw:z-index="126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Table5.B2" office:value-type="float" office:value="60">
            <text:p text:style-name="P97"><text:span text:style-name="T79">60</text:span></text:p>
          </table:table-cell>
          <table:table-cell table:style-name="Table5.C2" table:number-columns-spanned="6" office:value-type="string">
            <text:p text:style-name="P89"><text:span text:style-name="T79"><draw:frame draw:style-name="fr10" draw:name="Object128" text:anchor-type="as-char" svg:width="3.722cm" svg:height="0.997cm" draw:z-index="127"><draw:object xlink:href="./Object 128" xlink:type="simple" xlink:show="embed" xlink:actuate="onLoad"/><draw:image xlink:href="./ObjectReplacements/Object 128" xlink:type="simple" xlink:show="embed" xlink:actuate="onLoad"/></draw:frame></text:span></text:p>
            <text:p text:style-name="P89"><text:span text:style-name="T79">given </text:span><text:span text:style-name="T79"><draw:frame draw:style-name="fr10" draw:name="Object129" text:anchor-type="as-char" svg:width="4.544cm" svg:height="1.161cm" draw:z-index="128"><draw:object xlink:href="./Object 129" xlink:type="simple" xlink:show="embed" xlink:actuate="onLoad"/><draw:image xlink:href="./ObjectReplacements/Object 129" xlink:type="simple" xlink:show="embed" xlink:actuate="onLoad"/></draw:frame></text:span></text:p>
            <text:p text:style-name="P89"><text:span text:style-name="T79"><draw:frame draw:style-name="fr10" draw:name="Object130" text:anchor-type="as-char" svg:width="3.782cm" svg:height="1.085cm" draw:z-index="129"><draw:object xlink:href="./Object 130" xlink:type="simple" xlink:show="embed" xlink:actuate="onLoad"/><draw:image xlink:href="./ObjectReplacements/Object 130" xlink:type="simple" xlink:show="embed" xlink:actuate="onLoad"/></draw:frame></text:span></text:p>
            <text:p text:style-name="P89"><text:span text:style-name="T80"><draw:frame draw:style-name="fr10" draw:name="Object131" text:anchor-type="as-char" svg:width="4.374cm" svg:height="1.034cm" draw:z-index="130"><draw:object xlink:href="./Object 131" xlink:type="simple" xlink:show="embed" xlink:actuate="onLoad"/><draw:image xlink:href="./ObjectReplacements/Object 131" xlink:type="simple" xlink:show="embed" xlink:actuate="onLoad"/></draw:frame></text:span><text:span text:style-name="T80"><draw:frame draw:style-name="fr10" draw:name="Object132" text:anchor-type="as-char" svg:width="4.327cm" svg:height="1.035cm" draw:z-index="131"><draw:object xlink:href="./Object 132" xlink:type="simple" xlink:show="embed" xlink:actuate="onLoad"/><draw:image xlink:href="./ObjectReplacements/Object 132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Table_20_Contents"><draw:frame draw:style-name="fr9" draw:name="Object133" text:anchor-type="as-char" svg:y="-1.586cm" svg:width="1.616cm" svg:height="6.616cm" draw:z-index="139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5.A2" table:number-columns-spanned="2" office:value-type="string">
            <text:p text:style-name="P98"><text:span text:style-name="T80"><draw:frame draw:style-name="fr10" draw:name="Object134" text:anchor-type="as-char" svg:width="1.464cm" svg:height="0.467cm" draw:z-index="132"><draw:object xlink:href="./Object 134" xlink:type="simple" xlink:show="embed" xlink:actuate="onLoad"/><draw:image xlink:href="./ObjectReplacements/Object 134" xlink:type="simple" xlink:show="embed" xlink:actuate="onLoad"/></draw:frame></text:span></text:p>
            <text:p text:style-name="P99"><text:span text:style-name="T81"><draw:frame draw:style-name="fr10" draw:name="Object135" text:anchor-type="as-char" svg:width="1.058cm" svg:height="0.467cm" draw:z-index="133"><draw:object xlink:href="./Object 135" xlink:type="simple" xlink:show="embed" xlink:actuate="onLoad"/><draw:image xlink:href="./ObjectReplacements/Object 135" xlink:type="simple" xlink:show="embed" xlink:actuate="onLoad"/></draw:frame></text:span></text:p>
            <text:p text:style-name="P99"><text:span text:style-name="T81"><draw:frame draw:style-name="fr10" draw:name="Object136" text:anchor-type="as-char" svg:width="1.08cm" svg:height="0.467cm" draw:z-index="134"><draw:object xlink:href="./Object 136" xlink:type="simple" xlink:show="embed" xlink:actuate="onLoad"/><draw:image xlink:href="./ObjectReplacements/Object 136" xlink:type="simple" xlink:show="embed" xlink:actuate="onLoad"/></draw:frame></text:span></text:p>
          </table:table-cell>
          <table:covered-table-cell/>
          <table:table-cell table:style-name="Table5.C2" table:number-columns-spanned="5" office:value-type="string">
            <text:p text:style-name="P90"><text:span text:style-name="T81"><draw:frame draw:style-name="fr10" draw:name="Object137" text:anchor-type="as-char" svg:width="2.586cm" svg:height="0.997cm" draw:z-index="135"><draw:object xlink:href="./Object 137" xlink:type="simple" xlink:show="embed" xlink:actuate="onLoad"/><draw:image xlink:href="./ObjectReplacements/Object 137" xlink:type="simple" xlink:show="embed" xlink:actuate="onLoad"/></draw:frame></text:span><text:span text:style-name="T81"><draw:frame draw:style-name="fr10" draw:name="Object138" text:anchor-type="as-char" svg:width="3.399cm" svg:height="0.997cm" draw:z-index="136"><draw:object xlink:href="./Object 138" xlink:type="simple" xlink:show="embed" xlink:actuate="onLoad"/><draw:image xlink:href="./ObjectReplacements/Object 138" xlink:type="simple" xlink:show="embed" xlink:actuate="onLoad"/></draw:frame></text:span></text:p>
            <text:p text:style-name="P91"><text:span text:style-name="T82"><draw:frame draw:style-name="fr10" draw:name="Object139" text:anchor-type="as-char" svg:width="4.05cm" svg:height="0.997cm" draw:z-index="13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2"> i.e.</text:span><text:span text:style-name="T82"><draw:frame draw:style-name="fr10" draw:name="Object140" text:anchor-type="as-char" svg:width="5.223cm" svg:height="0.997cm" draw:z-index="138"><draw:object xlink:href="./Object 140" xlink:type="simple" xlink:show="embed" xlink:actuate="onLoad"/><draw:image xlink:href="./ObjectReplacements/Object 140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table:number-columns-spanned="2" office:value-type="string">
            <text:p text:style-name="P100"><text:span text:style-name="T83"><draw:frame draw:style-name="fr10" draw:name="Object144" text:anchor-type="as-char" svg:width="1.381cm" svg:height="0.467cm" draw:z-index="143"><draw:object xlink:href="./Object 144" xlink:type="simple" xlink:show="embed" xlink:actuate="onLoad"/><draw:image xlink:href="./ObjectReplacements/Object 144" xlink:type="simple" xlink:show="embed" xlink:actuate="onLoad"/></draw:frame></text:span></text:p>
            <text:p text:style-name="P100"><text:span text:style-name="T80"><draw:frame draw:style-name="fr10" draw:name="Object142" text:anchor-type="as-char" svg:width="1.464cm" svg:height="0.467cm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p>
            <text:p text:style-name="P100"><text:span text:style-name="T81"><draw:frame draw:style-name="fr10" draw:name="Object143" text:anchor-type="as-char" svg:width="1.058cm" svg:height="0.467cm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      <text:p text:style-name="P100"><text:span text:style-name="T81"><draw:frame draw:style-name="fr10" draw:name="Object141" text:anchor-type="as-char" svg:width="1.08cm" svg:height="0.467cm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p>
          </table:table-cell>
          <table:covered-table-cell/>
          <table:table-cell table:style-name="Table5.C2" table:number-columns-spanned="5" office:value-type="string">
            <text:p text:style-name="P92"><text:span text:style-name="T83"><draw:frame draw:style-name="fr10" draw:name="Object145" text:anchor-type="as-char" svg:width="4.669cm" svg:height="0.997cm" draw:z-index="145"><draw:object xlink:href="./Object 145" xlink:type="simple" xlink:show="embed" xlink:actuate="onLoad"/><draw:image xlink:href="./ObjectReplacements/Object 145" xlink:type="simple" xlink:show="embed" xlink:actuate="onLoad"/></draw:frame></text:span></text:p>
            <text:p text:style-name="P92"><text:span text:style-name="T83">i.e. </text:span><text:span text:style-name="T83"><draw:frame draw:style-name="fr10" draw:name="Object146" text:anchor-type="as-char" svg:width="8.313cm" svg:height="0.998cm" draw:z-index="144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87"><text:span text:style-name="T74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Trig. functions</text:p>
      <text:p text:style-name="P11"><draw:frame draw:style-name="fr4" draw:name="Object88" text:anchor-type="as-char" svg:y="-6.092cm" svg:width="16.002cm" svg:height="11.102cm" draw:z-index="67"><draw:object xlink:href="./Object 88" xlink:type="simple" xlink:show="embed" xlink:actuate="onLoad"/><draw:image xlink:href="./ObjectReplacements/Object 88" xlink:type="simple" xlink:show="embed" xlink:actuate="onLoad"/><svg:desc>OLE object</svg:desc></draw:frame></text:p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  <text:p text:style-name="Table_20_Contents"><draw:frame draw:style-name="fr5" draw:name="Object100" text:anchor-type="paragraph" svg:width="10.061cm" svg:height="6.405cm" draw:z-index="2"><draw:object xlink:href="./Object 100" xlink:type="simple" xlink:show="embed" xlink:actuate="onLoad"/><draw:image xlink:href="./ObjectReplacements/Object 100" xlink:type="simple" xlink:show="embed" xlink:actuate="onLoad"/></draw:frame><text:soft-page-break/></text:p>
          </table:table-cell>
        </table:table-row>
        <table:table-row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80">rad</text:p>
                </table:table-cell>
                <table:table-cell table:style-name="Table4.A1" office:value-type="string">
                  <text:p text:style-name="P80">deg</text:p>
                </table:table-cell>
                <table:table-cell table:style-name="Table4.A1" office:value-type="string">
                  <text:p text:style-name="Table_20_Contents"><draw:frame draw:style-name="fr2" draw:name="Object89" text:anchor-type="as-char" svg:y="-0.395cm" svg:width="1.282cm" svg:height="0.487cm" draw:z-index="68"><draw:object xlink:href="./Object 89" xlink:type="simple" xlink:show="embed" xlink:actuate="onLoad"/><draw:image xlink:href="./ObjectReplacements/Object 89" xlink:type="simple" xlink:show="embed" xlink:actuate="onLoad"/></draw:frame></text:p>
                </table:table-cell>
                <table:table-cell table:style-name="Table4.A1" office:value-type="string">
                  <text:p text:style-name="P80"><draw:frame draw:style-name="fr1" draw:name="Object90" text:anchor-type="as-char" svg:width="1.346cm" svg:height="0.487cm" draw:z-index="1"><draw:object xlink:href="./Object 90" xlink:type="simple" xlink:show="embed" xlink:actuate="onLoad"/><draw:image xlink:href="./ObjectReplacements/Object 90" xlink:type="simple" xlink:show="embed" xlink:actuate="onLoad"/></draw:frame></text:p>
                </table:table-cell>
                <table:table-cell table:style-name="Table4.E1" office:value-type="string">
                  <text:p text:style-name="P80"><draw:frame draw:style-name="fr1" draw:name="Object91" text:anchor-type="as-char" svg:width="1.319cm" svg:height="0.487cm" draw:z-index="69"><draw:object xlink:href="./Object 91" xlink:type="simple" xlink:show="embed" xlink:actuate="onLoad"/><draw:image xlink:href="./ObjectReplacements/Object 91" xlink:type="simple" xlink:show="embed" xlink:actuate="onLoad"/></draw:frame></text:p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0">
                  <text:p text:style-name="P80">0</text:p>
                </table:table-cell>
                <table:table-cell table:style-name="Table4.A2" office:value-type="float" office:value="0">
                  <text:p text:style-name="P80">0</text:p>
                </table:table-cell>
                <table:table-cell table:style-name="Table4.A2" office:value-type="float" office:value="1">
                  <text:p text:style-name="P80">1</text:p>
                </table:table-cell>
                <table:table-cell table:style-name="Table4.E2" office:value-type="float" office:value="0">
                  <text:p text:style-name="P80">0</text:p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15">
                  <text:p text:style-name="P80">15</text:p>
                </table:table-cell>
                <table:table-cell table:style-name="Table4.C3" office:value-type="string">
                  <text:p text:style-name="P80"><draw:frame draw:style-name="fr1" draw:name="Object92" text:anchor-type="as-char" svg:width="1.663cm" svg:height="1.071cm" draw:z-index="70"><draw:object xlink:href="./Object 92" xlink:type="simple" xlink:show="embed" xlink:actuate="onLoad"/><draw:image xlink:href="./ObjectReplacements/Object 9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30">
                  <text:p text:style-name="P80">30</text:p>
                </table:table-cell>
                <table:table-cell table:style-name="Table4.C3" office:value-type="string">
                  <text:p text:style-name="P81"><draw:frame draw:style-name="fr1" draw:name="Object102" text:anchor-type="as-char" svg:width="0.499cm" svg:height="0.997cm" draw:z-index="71"><draw:object xlink:href="./Object 102" xlink:type="simple" xlink:show="embed" xlink:actuate="onLoad"/><draw:image xlink:href="./ObjectReplacements/Object 10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45">
                  <text:p text:style-name="P80">4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60">
                  <text:p text:style-name="P80">6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75">
                  <text:p text:style-name="P80">7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80"/>
                </table:table-cell>
                <table:table-cell table:style-name="Table4.A2" office:value-type="float" office:value="90">
                  <text:p text:style-name="P80">9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3.B2" office:value-type="string">
            <text:p text:style-name="P80">proof</text:p>
            <text:p text:style-name="P80"><draw:frame draw:style-name="fr1" draw:name="Object93" text:anchor-type="as-char" svg:width="5.604cm" svg:height="0.547cm" draw:z-index="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82"><draw:frame draw:style-name="fr1" draw:name="Object94" text:anchor-type="as-char" svg:width="2.214cm" svg:height="0.527cm" draw:z-index="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79"><text:span text:style-name="T68">given Adj=1 for the ratio of B to C would be </text:span><text:span text:style-name="T68"><draw:frame draw:style-name="fr1" draw:name="Object95" text:anchor-type="as-char" svg:width="0.499cm" svg:height="0.997cm" draw:z-index="10"><draw:object xlink:href="./Object 95" xlink:type="simple" xlink:show="embed" xlink:actuate="onLoad"/><draw:image xlink:href="./ObjectReplacements/Object 95" xlink:type="simple" xlink:show="embed" xlink:actuate="onLoad"/></draw:frame></text:span></text:p>
            <text:p text:style-name="P82">, ie the opposite is half the hyp.</text:p>
            <text:p text:style-name="P82">So </text:p>
            <text:p text:style-name="P79"><text:span text:style-name="T68"><draw:frame draw:style-name="fr1" draw:name="Object96" text:anchor-type="as-char" svg:width="2.54cm" svg:height="1.057cm" draw:z-index="11"><draw:object xlink:href="./Object 96" xlink:type="simple" xlink:show="embed" xlink:actuate="onLoad"/><draw:image xlink:href="./ObjectReplacements/Object 96" xlink:type="simple" xlink:show="embed" xlink:actuate="onLoad"/></draw:frame></text:span><text:span text:style-name="T68"><draw:frame draw:style-name="fr1" draw:name="Object97" text:anchor-type="as-char" svg:width="2.332cm" svg:height="1.085cm" draw:z-index="12"><draw:object xlink:href="./Object 97" xlink:type="simple" xlink:show="embed" xlink:actuate="onLoad"/><draw:image xlink:href="./ObjectReplacements/Object 97" xlink:type="simple" xlink:show="embed" xlink:actuate="onLoad"/></draw:frame></text:span><text:span text:style-name="T68">and</text:span></text:p>
            <text:p text:style-name="P82">of hyp is this relation to adj</text:p>
            <text:p text:style-name="P82"/>
          </table:table-cell>
        </table:table-row>
        <table:table-row>
          <table:table-cell table:style-name="Table3.A2" office:value-type="string">
            <text:p text:style-name="P78"/>
          </table:table-cell>
          <table:table-cell table:style-name="Table3.B2" office:value-type="string">
            <text:p text:style-name="P78"/>
          </table:table-cell>
        </table:table-row>
      </table:table>
      <text:p text:style-name="P11"/>
      <text:p text:style-name="P83">at 0 degrees:</text:p>
      <text:p text:style-name="P83">opp=0, sin(0)=0/hyp =0</text:p>
      <text:p text:style-name="P48"><text:span text:style-name="T72">tan=</text:span><text:span text:style-name="T73">0/adj</text:span><text:span text:style-name="T72">=</text:span><text:span text:style-name="T73">0</text:span></text:p>
      <text:p text:style-name="P84">cos(0):adj=hyp =&gt; adj/hyp=1</text:p>
      <text:p text:style-name="P83"/>
      <text:p text:style-name="P83">tan(h)=opp/h h tendsto 0, </text:p>
      <text:p text:style-name="P85"/>
      <text:p text:style-name="P47"><text:span text:style-name="T71">at 30 degrees Opposite is half hyp, or </text:span><text:span text:style-name="T71"><draw:frame draw:style-name="fr1" draw:name="Object101" text:anchor-type="as-char" svg:width="1.819cm" svg:height="0.997cm" draw:z-index="26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11"/>
      <text:p text:style-name="P11"/>
      <text:p text:style-name="P11"/>
      <text:p text:style-name="P49">at 45 degrees the adjacent and the opposide are equal, it is a ...forgot the name...</text:p>
      <text:p text:style-name="P45"><text:span text:style-name="T69">so given A^2=B^2+C^2 , and given b=c=1, hyp=sqrt{1+1} or sqrt{2} of lengths</text:span><text:span text:style-name="T70"> C and B</text:span></text:p>
      <text:p text:style-name="P46"><text:span text:style-name="T70">and </text:span><text:span text:style-name="T70"><draw:frame draw:style-name="fr1" draw:name="Object98" text:anchor-type="as-char" svg:width="2.237cm" svg:height="0.997cm" draw:z-index="27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46"><text:span text:style-name="T70">hence </text:span><text:span text:style-name="T70"><draw:frame draw:style-name="fr1" draw:name="Object99" text:anchor-type="as-char" svg:width="3.201cm" svg:height="1.034cm" draw:z-index="28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44"/>
      <text:p text:style-name="P50">at 60 degrees</text:p>
      <text:p text:style-name="P51">at 90 degrees</text:p>
      <text:p text:style-name="P86"><text:soft-page-break/>adj=0</text:p>
      <text:p text:style-name="P86"><draw:frame draw:style-name="fr1" draw:name="Object103" text:anchor-type="as-char" svg:width="3.844cm" svg:height="0.997cm" draw:z-index="72"><draw:object xlink:href="./Object 103" xlink:type="simple" xlink:show="embed" xlink:actuate="onLoad"/><draw:image xlink:href="./ObjectReplacements/Object 103" xlink:type="simple" xlink:show="embed" xlink:actuate="onLoad"/></draw:frame></text:p>
      <text:p text:style-name="P86"><draw:frame draw:style-name="fr1" draw:name="Object104" text:anchor-type="as-char" svg:width="6.145cm" svg:height="0.997cm" draw:z-index="73"><draw:object xlink:href="./Object 104" xlink:type="simple" xlink:show="embed" xlink:actuate="onLoad"/><draw:image xlink:href="./ObjectReplacements/Object 104" xlink:type="simple" xlink:show="embed" xlink:actuate="onLoad"/></draw:frame></text:p>
      <text:p text:style-name="P51"/>
      <text:p text:style-name="P84">at 180 degrees</text:p>
      <text:p text:style-name="P84">sin: <text:tab/>opp=0 =&gt;0/hyp=0</text:p>
      <text:p text:style-name="P84">cos: <text:tab/>adj=hyp =&gt;adj/hyp=1</text:p>
      <text:p text:style-name="P84">tan: <text:tab/></text:p>
      <text:p text:style-name="P84"/>
      <text:p text:style-name="P51">hyp=opp so sin=opp/hyp=1/1=1 (given hyp and opp are 1)</text:p>
      <text:p text:style-name="P51"/>
      <text:p text:style-name="P44"/>
      <text:p text:style-name="P52">Polynomials</text:p>
      <text:p text:style-name="P4">solving</text:p>
      <text:p text:style-name="P23">To solve a Polynomial means to find all values for which the polynomial equals 0.</text:p>
      <text:p text:style-name="P23"/>
      <text:p text:style-name="P23"/>
      <text:p text:style-name="P24"><text:span text:style-name="T39">Quadratic polynomial formula</text:span><text:span text:style-name="T40">:</text:span></text:p>
      <text:p text:style-name="P23"><draw:frame draw:style-name="fr1" draw:name="Object29" text:anchor-type="as-char" svg:width="6.518cm" svg:height="1.118cm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26"><text:span text:style-name="T49">Steps for completing the square</text:span><text:span text:style-name="T61"> and proof</text:span><text:span text:style-name="T49">:</text:span></text:p>
      <text:p text:style-name="P34"><draw:frame draw:style-name="fr1" draw:name="Object51" text:anchor-type="as-char" svg:width="2.078cm" svg:height="0.527cm" draw:z-index="74"><draw:object xlink:href="./Object 51" xlink:type="simple" xlink:show="embed" xlink:actuate="onLoad"/><draw:image xlink:href="./ObjectReplacements/Object 51" xlink:type="simple" xlink:show="embed" xlink:actuate="onLoad"/></draw:frame></text:p>
      <text:p text:style-name="P26"><text:span text:style-name="T49"><draw:frame draw:style-name="fr1" draw:name="Object52" text:anchor-type="as-char" svg:width="2.716cm" svg:height="1.095cm" draw:z-index="75"><draw:object xlink:href="./Object 52" xlink:type="simple" xlink:show="embed" xlink:actuate="onLoad"/><draw:image xlink:href="./ObjectReplacements/Object 52" xlink:type="simple" xlink:show="embed" xlink:actuate="onLoad"/></draw:frame></text:span><text:span text:style-name="T49"><draw:frame draw:style-name="fr6" draw:name="Object53" text:anchor-type="as-char" svg:width="2.771cm" svg:height="1.265cm" draw:z-index="76"><draw:object xlink:href="./Object 53" xlink:type="simple" xlink:show="embed" xlink:actuate="onLoad"/><draw:image xlink:href="./ObjectReplacements/Object 53" xlink:type="simple" xlink:show="embed" xlink:actuate="onLoad"/></draw:frame></text:span><text:span text:style-name="T49"><draw:frame draw:style-name="fr7" draw:name="Object54" text:anchor-type="as-char" svg:width="2.125cm" svg:height="1.171cm" draw:z-index="77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5"><draw:frame draw:style-name="fr1" draw:name="Object55" text:anchor-type="as-char" svg:width="4.704cm" svg:height="1.228cm" draw:z-index="78"><draw:object xlink:href="./Object 55" xlink:type="simple" xlink:show="embed" xlink:actuate="onLoad"/><draw:image xlink:href="./ObjectReplacements/Object 55" xlink:type="simple" xlink:show="embed" xlink:actuate="onLoad"/></draw:frame></text:p>
      <text:p text:style-name="P35"><draw:frame draw:style-name="fr1" draw:name="Object57" text:anchor-type="as-char" svg:width="3.919cm" svg:height="1.288cm" draw:z-index="79"><draw:object xlink:href="./Object 57" xlink:type="simple" xlink:show="embed" xlink:actuate="onLoad"/><draw:image xlink:href="./ObjectReplacements/Object 57" xlink:type="simple" xlink:show="embed" xlink:actuate="onLoad"/></draw:frame></text:p>
      <text:p text:style-name="P27"><text:span text:style-name="T50"><draw:frame draw:style-name="fr1" draw:name="Object58" text:anchor-type="as-char" svg:width="4.487cm" svg:height="1.288cm" draw:z-index="80"><draw:object xlink:href="./Object 58" xlink:type="simple" xlink:show="embed" xlink:actuate="onLoad"/><draw:image xlink:href="./ObjectReplacements/Object 58" xlink:type="simple" xlink:show="embed" xlink:actuate="onLoad"/></draw:frame></text:span><text:span text:style-name="T50"><draw:frame draw:style-name="fr1" draw:name="Object56" text:anchor-type="as-char" svg:width="4.016cm" svg:height="1.288cm" draw:z-index="81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57"><draw:frame draw:style-name="fr1" draw:name="Object59" text:anchor-type="as-char" svg:width="3.729cm" svg:height="1.161cm" draw:z-index="82"><draw:object xlink:href="./Object 59" xlink:type="simple" xlink:show="embed" xlink:actuate="onLoad"/><draw:image xlink:href="./ObjectReplacements/Object 59" xlink:type="simple" xlink:show="embed" xlink:actuate="onLoad"/></draw:frame><text:span text:style-name="T56">Ve</text:span><text:span text:style-name="T57">rtex:</text:span><text:span text:style-name="T56"><draw:frame draw:style-name="fr8" draw:name="Object61" text:anchor-type="as-char" svg:width="1.6cm" svg:height="0.997cm" draw:z-index="8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58">and</text:span><text:span text:style-name="T55"><draw:frame draw:style-name="fr8" draw:name="Object62" text:anchor-type="as-char" svg:width="2.392cm" svg:height="1.228cm" draw:z-index="8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58"><draw:frame draw:style-name="fr1" draw:name="Object60" text:anchor-type="as-char" svg:width="4.039cm" svg:height="1.161cm" draw:z-index="85"><draw:object xlink:href="./Object 60" xlink:type="simple" xlink:show="embed" xlink:actuate="onLoad"/><draw:image xlink:href="./ObjectReplacements/Object 60" xlink:type="simple" xlink:show="embed" xlink:actuate="onLoad"/></draw:frame></text:p>
      <text:p text:style-name="P38"/>
      <text:p text:style-name="P56"><text:span text:style-name="T47"><draw:frame draw:style-name="fr1" draw:name="Object63" text:anchor-type="as-char" svg:width="3.782cm" svg:height="1.171cm" draw:z-index="86"><draw:object xlink:href="./Object 63" xlink:type="simple" xlink:show="embed" xlink:actuate="onLoad"/><draw:image xlink:href="./ObjectReplacements/Object 63" xlink:type="simple" xlink:show="embed" xlink:actuate="onLoad"/></draw:frame></text:span><text:span text:style-name="T51"><draw:frame draw:style-name="fr1" draw:name="Object64" text:anchor-type="as-char" svg:width="3.614cm" svg:height="1.215cm" draw:z-index="87"><draw:object xlink:href="./Object 64" xlink:type="simple" xlink:show="embed" xlink:actuate="onLoad"/><draw:image xlink:href="./ObjectReplacements/Object 64" xlink:type="simple" xlink:show="embed" xlink:actuate="onLoad"/></draw:frame></text:span><text:span text:style-name="T47"><draw:frame draw:style-name="fr1" draw:name="Object65" text:anchor-type="as-char" svg:width="3.614cm" svg:height="1.099cm" draw:z-index="88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56"><text:span text:style-name="T46">Solution:</text:span><text:span text:style-name="T46"><draw:frame draw:style-name="fr8" draw:name="Object66" text:anchor-type="as-char" svg:width="3.339cm" svg:height="1.099cm" draw:z-index="89"><draw:object xlink:href="./Object 66" xlink:type="simple" xlink:show="embed" xlink:actuate="onLoad"/><draw:image xlink:href="./ObjectReplacements/Object 66" xlink:type="simple" xlink:show="embed" xlink:actuate="onLoad"/></draw:frame></text:span><text:span text:style-name="T46"> (then y=0)</text:span></text:p>
      <text:p text:style-name="P29"><text:span text:style-name="T59">Discriminant</text:span><text:span text:style-name="T66">(</text:span><text:span text:style-name="T66"><draw:frame draw:style-name="fr1" draw:name="Object80" text:anchor-type="as-char" svg:width="0.527cm" svg:height="0.467cm" draw:z-index="90"><draw:object xlink:href="./Object 80" xlink:type="simple" xlink:show="embed" xlink:actuate="onLoad"/><draw:image xlink:href="./ObjectReplacements/Object 80" xlink:type="simple" xlink:show="embed" xlink:actuate="onLoad"/></draw:frame></text:span><text:span text:style-name="T66">)</text:span><text:span text:style-name="T59">:</text:span><text:span text:style-name="T66"><draw:frame draw:style-name="fr1" draw:name="Object75" text:anchor-type="as-char" svg:width="2.399cm" svg:height="0.547cm" draw:z-index="91"><draw:object xlink:href="./Object 75" xlink:type="simple" xlink:show="embed" xlink:actuate="onLoad"/><draw:image xlink:href="./ObjectReplacements/Object 75" xlink:type="simple" xlink:show="embed" xlink:actuate="onLoad"/></draw:frame></text:span><text:span text:style-name="T59"> </text:span></text:p>
      <text:p text:style-name="P40"><draw:frame draw:style-name="fr1" draw:name="Object67" text:anchor-type="as-char" svg:width="2.189cm" svg:height="0.527cm" draw:z-index="92"><draw:object xlink:href="./Object 67" xlink:type="simple" xlink:show="embed" xlink:actuate="onLoad"/><draw:image xlink:href="./ObjectReplacements/Object 67" xlink:type="simple" xlink:show="embed" xlink:actuate="onLoad"/></draw:frame></text:p>
      <text:p text:style-name="P28"><text:span text:style-name="T60">if </text:span><text:span text:style-name="T60"><draw:frame draw:style-name="fr1" draw:name="Object68" text:anchor-type="as-char" svg:width="1.097cm" svg:height="0.467cm" draw:z-index="93"><draw:object xlink:href="./Object 68" xlink:type="simple" xlink:show="embed" xlink:actuate="onLoad"/><draw:image xlink:href="./ObjectReplacements/Object 68" xlink:type="simple" xlink:show="embed" xlink:actuate="onLoad"/></draw:frame></text:span><text:span text:style-name="T60"> then there are 2 real roots (solutions).</text:span></text:p>
      <text:p text:style-name="P28"><text:span text:style-name="T60">if </text:span><text:span text:style-name="T60"><draw:frame draw:style-name="fr1" draw:name="Object69" text:anchor-type="as-char" svg:width="1.097cm" svg:height="0.467cm" draw:z-index="94"><draw:object xlink:href="./Object 69" xlink:type="simple" xlink:show="embed" xlink:actuate="onLoad"/><draw:image xlink:href="./ObjectReplacements/Object 69" xlink:type="simple" xlink:show="embed" xlink:actuate="onLoad"/></draw:frame></text:span><text:span text:style-name="T60"> then there is 1 root.</text:span></text:p>
      <text:p text:style-name="P28"><text:span text:style-name="T60">if </text:span><text:span text:style-name="T60"><draw:frame draw:style-name="fr1" draw:name="Object70" text:anchor-type="as-char" svg:width="1.097cm" svg:height="0.467cm" draw:z-index="95"><draw:object xlink:href="./Object 70" xlink:type="simple" xlink:show="embed" xlink:actuate="onLoad"/><draw:image xlink:href="./ObjectReplacements/Object 70" xlink:type="simple" xlink:show="embed" xlink:actuate="onLoad"/></draw:frame></text:span><text:span text:style-name="T60"> then there are no roots.</text:span></text:p>
      <text:p text:style-name="P9">example:</text:p>
      <text:p text:style-name="P9"><text:soft-page-break/><draw:frame draw:style-name="fr1" draw:name="Object71" text:anchor-type="as-char" svg:width="10.529cm" svg:height="1.161cm" draw:z-index="96"><draw:object xlink:href="./Object 71" xlink:type="simple" xlink:show="embed" xlink:actuate="onLoad"/><draw:image xlink:href="./ObjectReplacements/Object 71" xlink:type="simple" xlink:show="embed" xlink:actuate="onLoad"/></draw:frame></text:p>
      <text:p text:style-name="P37"><text:span text:style-name="T62"><draw:frame draw:style-name="fr1" draw:name="Object72" text:anchor-type="as-char" svg:width="4.461cm" svg:height="1.095cm" draw:z-index="97"><draw:object xlink:href="./Object 72" xlink:type="simple" xlink:show="embed" xlink:actuate="onLoad"/><draw:image xlink:href="./ObjectReplacements/Object 72" xlink:type="simple" xlink:show="embed" xlink:actuate="onLoad"/></draw:frame></text:span><text:span text:style-name="T62"><draw:frame draw:style-name="fr1" draw:name="Object73" text:anchor-type="as-char" svg:width="3.134cm" svg:height="1.275cm" draw:z-index="98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37"><text:span text:style-name="T65">vertex:</text:span><text:span text:style-name="T31"><draw:frame draw:style-name="fr8" draw:name="Object74" text:anchor-type="as-char" svg:width="2.847cm" svg:height="1.161cm" draw:z-index="99"><draw:object xlink:href="./Object 74" xlink:type="simple" xlink:show="embed" xlink:actuate="onLoad"/><draw:image xlink:href="./ObjectReplacements/Object 74" xlink:type="simple" xlink:show="embed" xlink:actuate="onLoad"/></draw:frame></text:span><text:span text:style-name="T52">(x=-7/6 y=</text:span><text:span text:style-name="T53">-</text:span><text:span text:style-name="T54">121</text:span><text:span text:style-name="T52">/12)</text:span></text:p>
      <text:p text:style-name="P36"><text:span text:style-name="T63"><draw:frame draw:style-name="fr1" draw:name="Object76" text:anchor-type="as-char" svg:width="2.595cm" svg:height="1.161cm" draw:z-index="100"><draw:object xlink:href="./Object 76" xlink:type="simple" xlink:show="embed" xlink:actuate="onLoad"/><draw:image xlink:href="./ObjectReplacements/Object 76" xlink:type="simple" xlink:show="embed" xlink:actuate="onLoad"/></draw:frame></text:span><text:span text:style-name="T63"><draw:frame draw:style-name="fr1" draw:name="Object77" text:anchor-type="as-char" svg:width="2.738cm" svg:height="1.085cm" draw:z-index="101"><draw:object xlink:href="./Object 77" xlink:type="simple" xlink:show="embed" xlink:actuate="onLoad"/><draw:image xlink:href="./ObjectReplacements/Object 77" xlink:type="simple" xlink:show="embed" xlink:actuate="onLoad"/></draw:frame></text:span><text:span text:style-name="T63"><draw:frame draw:style-name="fr8" draw:name="Object78" text:anchor-type="as-char" svg:width="2.178cm" svg:height="0.997cm" draw:z-index="102"><draw:object xlink:href="./Object 78" xlink:type="simple" xlink:show="embed" xlink:actuate="onLoad"/><draw:image xlink:href="./ObjectReplacements/Object 78" xlink:type="simple" xlink:show="embed" xlink:actuate="onLoad"/></draw:frame></text:span><text:span text:style-name="T64"><draw:frame draw:style-name="fr1" draw:name="Object79" text:anchor-type="as-char" svg:width="2.395cm" svg:height="0.487cm" draw:z-index="103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22"><text:span text:style-name="T37">for </text:span><text:span text:style-name="T37"><draw:frame draw:style-name="fr1" draw:name="Object30" text:anchor-type="as-char" svg:width="2.665cm" svg:height="0.527cm" draw:z-index="34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1" draw:name="Object31" text:anchor-type="as-char" svg:width="0.991cm" svg:height="0.467cm" draw:z-index="35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</text:span><text:span text:style-name="T38">the </text:span><text:span text:style-name="T37">two factors that add up to b.</text:span></text:p>
      <text:p text:style-name="P33">example: </text:p>
      <text:p text:style-name="P25"><text:span text:style-name="T40"><draw:frame draw:style-name="fr1" draw:name="Object32" text:anchor-type="as-char" svg:width="5.015cm" svg:height="0.527cm" draw:z-index="54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(that's ac</text:span><text:span text:style-name="T41">=8*9=72</text:span><text:span text:style-name="T40">)</text:span></text:p>
      <text:p text:style-name="P33">the factors of 72 which are added together to give 18 are 6 and 12</text:p>
      <text:p text:style-name="P25"><text:span text:style-name="T40">rewrite formula </text:span><text:span text:style-name="T41">splitting</text:span><text:span text:style-name="T40"> bx into those factors</text:span></text:p>
      <text:p text:style-name="P33"><draw:frame draw:style-name="fr1" draw:name="Object34" text:anchor-type="as-char" svg:width="3.143cm" svg:height="0.527cm" draw:z-index="55"><draw:object xlink:href="./Object 34" xlink:type="simple" xlink:show="embed" xlink:actuate="onLoad"/><draw:image xlink:href="./ObjectReplacements/Object 34" xlink:type="simple" xlink:show="embed" xlink:actuate="onLoad"/></draw:frame></text:p>
      <text:p text:style-name="P25"><text:span text:style-name="T40"><draw:frame draw:style-name="fr1" draw:name="Object35" text:anchor-type="as-char" svg:width="2.006cm" svg:height="0.487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+ </text:span><text:span text:style-name="T40"><draw:frame draw:style-name="fr1" draw:name="Object36" text:anchor-type="as-char" svg:width="1.773cm" svg:height="0.487cm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40"> (NOTE if the brackets are different then something is wrong)</text:span></text:p>
      <text:p text:style-name="P33"><draw:frame draw:style-name="fr1" draw:name="Object37" text:anchor-type="as-char" svg:width="2.873cm" svg:height="0.487cm" draw:z-index="58"><draw:object xlink:href="./Object 37" xlink:type="simple" xlink:show="embed" xlink:actuate="onLoad"/><draw:image xlink:href="./ObjectReplacements/Object 37" xlink:type="simple" xlink:show="embed" xlink:actuate="onLoad"/></draw:frame></text:p>
      <text:p text:style-name="P25"><text:span text:style-name="T40">so solutions are </text:span><text:span text:style-name="T40"><draw:frame draw:style-name="fr1" draw:name="Object38" text:anchor-type="as-char" svg:width="0.857cm" svg:height="0.997cm" draw:z-index="59"><draw:object xlink:href="./Object 38" xlink:type="simple" xlink:show="embed" xlink:actuate="onLoad"/><draw:image xlink:href="./ObjectReplacements/Object 38" xlink:type="simple" xlink:show="embed" xlink:actuate="onLoad"/></draw:frame></text:span><text:span text:style-name="T40">(-0.75) and </text:span><text:span text:style-name="T40"><draw:frame draw:style-name="fr1" draw:name="Object39" text:anchor-type="as-char" svg:width="0.836cm" svg:height="0.997cm" draw:z-index="60"><draw:object xlink:href="./Object 39" xlink:type="simple" xlink:show="embed" xlink:actuate="onLoad"/><draw:image xlink:href="./ObjectReplacements/Object 39" xlink:type="simple" xlink:show="embed" xlink:actuate="onLoad"/></draw:frame></text:span><text:span text:style-name="T40">(-1.5)</text:span></text:p>
      <text:p text:style-name="P23"/>
      <text:p text:style-name="P3">expanding</text:p>
      <text:p text:style-name="P3"><draw:frame draw:style-name="fr1" draw:name="Object26" text:anchor-type="as-char" svg:width="3.815cm" svg:height="1.113cm" draw:z-index="36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37"><draw:object xlink:href="./Object 25" xlink:type="simple" xlink:show="embed" xlink:actuate="onLoad"/><draw:image xlink:href="./ObjectReplacements/Object 25" xlink:type="simple" xlink:show="embed" xlink:actuate="onLoad"/></draw:frame><text:span text:style-name="T48">(perfect square)</text:span></text:p>
      <text:p text:style-name="P3"/>
      <text:p text:style-name="P3"><draw:frame draw:style-name="fr1" draw:name="Object20" text:anchor-type="as-char" svg:width="17.441cm" svg:height="0.547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ascal's Triangle</text:p>
      <text:p text:style-name="P39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64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59"/>
          </table:table-cell>
        </table:table-row>
        <table:table-row>
          <table:table-cell table:style-name="Table2.A2" table:number-columns-spanned="5" office:value-type="float" office:value="1">
            <text:p text:style-name="P65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66">1</text:p>
          </table:table-cell>
          <table:table-cell table:style-name="Table2.A2" office:value-type="float" office:value="1">
            <text:p text:style-name="P67">1</text:p>
          </table:table-cell>
          <table:table-cell table:style-name="Table2.H2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le2.L2" office:value-type="string">
            <text:p text:style-name="P61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68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66">1</text:p>
          </table:table-cell>
          <table:table-cell table:style-name="Table2.A2" table:number-columns-spanned="2" office:value-type="float" office:value="2">
            <text:p text:style-name="P69">2</text:p>
          </table:table-cell>
          <table:covered-table-cell/>
          <table:table-cell table:style-name="Table2.A2" office:value-type="float" office:value="1">
            <text:p text:style-name="P67">1</text:p>
          </table:table-cell>
          <table:table-cell table:style-name="Table2.H2" table:number-columns-spanned="3" office:value-type="string">
            <text:p text:style-name="P60"/>
          </table:table-cell>
          <table:covered-table-cell/>
          <table:covered-table-cell/>
          <table:table-cell table:style-name="Table2.L2" office:value-type="string">
            <text:p text:style-name="P62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70">3</text:p>
          </table:table-cell>
          <table:covered-table-cell/>
          <table:covered-table-cell/>
          <table:table-cell table:style-name="Table2.A2" office:value-type="float" office:value="1">
            <text:p text:style-name="P66">1</text:p>
          </table:table-cell>
          <table:table-cell table:style-name="Table2.A2" table:number-columns-spanned="2" office:value-type="float" office:value="3">
            <text:p text:style-name="P71">3</text:p>
          </table:table-cell>
          <table:covered-table-cell/>
          <table:table-cell table:style-name="Table2.A2" table:number-columns-spanned="2" office:value-type="float" office:value="3">
            <text:p text:style-name="P72">3</text:p>
          </table:table-cell>
          <table:covered-table-cell/>
          <table:table-cell table:style-name="Table2.A2" office:value-type="float" office:value="1">
            <text:p text:style-name="P67">1</text:p>
          </table:table-cell>
          <table:table-cell table:style-name="Table2.H2" table:number-columns-spanned="2" office:value-type="string">
            <text:p text:style-name="P60"/>
          </table:table-cell>
          <table:covered-table-cell/>
          <table:table-cell table:style-name="Table2.L2" office:value-type="string">
            <text:p text:style-name="P62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73">4</text:p>
          </table:table-cell>
          <table:covered-table-cell/>
          <table:table-cell table:style-name="Table2.A2" office:value-type="float" office:value="1">
            <text:p text:style-name="P66">1</text:p>
          </table:table-cell>
          <table:table-cell table:style-name="Table2.A2" table:number-columns-spanned="2" office:value-type="float" office:value="4">
            <text:p text:style-name="P71">4</text:p>
          </table:table-cell>
          <table:covered-table-cell/>
          <table:table-cell table:style-name="Table2.A2" table:number-columns-spanned="2" office:value-type="float" office:value="6">
            <text:p text:style-name="P74">6</text:p>
          </table:table-cell>
          <table:covered-table-cell/>
          <table:table-cell table:style-name="Table2.A2" table:number-columns-spanned="2" office:value-type="float" office:value="4">
            <text:p text:style-name="P72">4</text:p>
          </table:table-cell>
          <table:covered-table-cell/>
          <table:table-cell table:style-name="Table2.A2" office:value-type="float" office:value="1">
            <text:p text:style-name="P67">1</text:p>
          </table:table-cell>
          <table:table-cell table:style-name="Table2.H2" office:value-type="string">
            <text:p text:style-name="P60"/>
          </table:table-cell>
          <table:table-cell table:style-name="Table2.L2" office:value-type="string">
            <text:p text:style-name="P63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75">5</text:p>
          </table:table-cell>
          <table:table-cell table:style-name="Table2.A2" office:value-type="float" office:value="1">
            <text:p text:style-name="P66">1</text:p>
          </table:table-cell>
          <table:table-cell table:style-name="Table2.A2" table:number-columns-spanned="2" office:value-type="float" office:value="5">
            <text:p text:style-name="P71">5</text:p>
          </table:table-cell>
          <table:covered-table-cell/>
          <table:table-cell table:style-name="Table2.A2" table:number-columns-spanned="2" office:value-type="float" office:value="10">
            <text:p text:style-name="P76">10</text:p>
          </table:table-cell>
          <table:covered-table-cell/>
          <table:table-cell table:style-name="Table2.A2" table:number-columns-spanned="2" office:value-type="float" office:value="10">
            <text:p text:style-name="P77">10</text:p>
          </table:table-cell>
          <table:covered-table-cell/>
          <table:table-cell table:style-name="Table2.A2" table:number-columns-spanned="2" office:value-type="float" office:value="5">
            <text:p text:style-name="P72">5</text:p>
          </table:table-cell>
          <table:covered-table-cell/>
          <table:table-cell table:style-name="Table2.A2" office:value-type="float" office:value="1">
            <text:p text:style-name="P67">1</text:p>
          </table:table-cell>
          <table:table-cell table:style-name="Table2.L2" office:value-type="string">
            <text:p text:style-name="P63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21"><text:span text:style-name="T28">power </text:span><text:span text:style-name="T36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2">.</text:span><text:span text:style-name="T28"> </text:span></text:p>
      <text:p text:style-name="P21"><text:span text:style-name="T28">coefficient taken from pascal's triangle.</text:span><text:span text:style-name="T32"> </text:span></text:p>
      <text:p text:style-name="P20"><text:span text:style-name="T36">i.e.</text:span><text:span text:style-name="T32">: </text:span><text:span text:style-name="T20">(x+y)</text:span><text:span text:style-name="T21">2</text:span><text:span text:style-name="T33">=</text:span><text:span text:style-name="T4">1</text:span><text:span text:style-name="T33">x</text:span><text:span text:style-name="T21">2</text:span><text:span text:style-name="T33">y</text:span><text:span text:style-name="T21">0</text:span><text:span text:style-name="T33">+</text:span><text:span text:style-name="T12">2</text:span><text:span text:style-name="T33">x</text:span><text:span text:style-name="T21">1</text:span><text:span text:style-name="T33">y</text:span><text:span text:style-name="T21">1</text:span><text:span text:style-name="T33">+</text:span><text:span text:style-name="T7">1</text:span><text:span text:style-name="T33">x</text:span><text:span text:style-name="T21">0</text:span><text:span text:style-name="T33">y</text:span><text:span text:style-name="T21">2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1-13T17:16:30</dc:date>
    <meta:editing-duration>PT25H26M42S</meta:editing-duration>
    <meta:editing-cycles>68</meta:editing-cycles>
    <meta:generator>OpenOffice.org/3.2$Linux OpenOffice.org_project/320m19$Build-9505</meta:generator>
    <meta:document-statistic meta:table-count="5" meta:image-count="0" meta:object-count="146" meta:page-count="9" meta:paragraph-count="217" meta:word-count="425" meta:character-count="247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99cm" svg:height="7.5cm" svg:x="6.001cm" svg:y="0.5cm">
          <draw:image xlink:href="Pictures/10000000000002800000018049EA0BD6.png" xlink:type="simple" xlink:show="embed" xlink:actuate="onLoad">
            <text:p/>
          </draw:image>
        </draw:frame>
        <draw:frame draw:style-name="gr2" draw:layer="layout" svg:width="4.143cm" svg:height="2.673cm" svg:x="9cm" svg:y="2cm">
          <draw:text-box>
            <text:p>sin(30<text:span text:style-name="T1">º)=1/2</text:span></text:p>
            <text:p>Opp=1/2 hyp</text:p>
          </draw:text-box>
        </draw:frame>
        <draw:custom-shape draw:style-name="gr3" draw:text-style-name="P1" draw:layer="layout" svg:width="0.2cm" svg:height="0.2cm" svg:x="9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0.1cm" svg:height="0.962cm" svg:x="9.9cm" svg:y="0.471cm">
          <draw:text-box>
            <text:p>Sin(90) opp=hyp Opp/hyp=1</text:p>
          </draw:text-box>
        </draw:frame>
        <draw:frame draw:style-name="gr5" draw:layer="layout" svg:width="9.5cm" svg:height="0.962cm" svg:x="11cm" svg:y="4cm">
          <draw:text-box>
            <text:p>Sin(180):Opp=0 =&gt; 0/hyp=0</text:p>
          </draw:text-box>
        </draw:frame>
      </draw:page>
    </office:drawing>
  </office:body>
</office:document-content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1/content.xml><?xml version="1.0" encoding="utf-8"?>
<math xmlns="http://www.w3.org/1998/Math/MathML">
  <semantics>
    <mrow>
      <mfrac>
        <mi mathvariant="italic">hyp</mi>
        <mrow>
          <mn>2</mn>
          <mi mathvariant="italic">hyp</mi>
        </mrow>
      </mfrac>
      <mi mathvariant="normal">=</mi>
      <mfrac>
        <mn>1</mn>
        <mn>2</mn>
      </mfrac>
    </mrow>
    <annotation encoding="StarMath 5.0">{{hyp} over {2 hyp}} = 1 over 2 </annotation>
  </semantics>
</math>
</file>

<file path=Object 102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103/content.xml><?xml version="1.0" encoding="utf-8"?>
<math xmlns="http://www.w3.org/1998/Math/MathML">
  <semantics>
    <mrow>
      <mi>tan</mi>
      <mrow>
        <mrow>
          <mrow>
            <mo stretchy="false">(</mo>
            <mn>90</mn>
            <mo stretchy="false">)</mo>
          </mrow>
          <mi mathvariant="normal">=</mi>
          <mfrac>
            <mi mathvariant="italic">Opp</mi>
            <mn>0</mn>
          </mfrac>
        </mrow>
        <mi mathvariant="normal">=</mi>
        <mi mathvariant="italic">NaN</mi>
      </mrow>
    </mrow>
    <annotation encoding="StarMath 5.0">tan(90)=Opp over 0 = NaN</annotation>
  </semantics>
</math>
</file>

<file path=Object 104/content.xml><?xml version="1.0" encoding="utf-8"?>
<math xmlns="http://www.w3.org/1998/Math/MathML">
  <semantics>
    <mrow>
      <msub>
        <mtext>|</mtext>
        <mrow>
          <mo stretchy="false">θ</mo>
          <mo stretchy="false">→</mo>
          <mn>90</mn>
        </mrow>
      </msub>
      <mrow>
        <mi mathvariant="italic">adj</mi>
        <mo stretchy="false">→</mo>
        <mn>0</mn>
      </mrow>
      <mi mathvariant="normal">⇒</mi>
      <mi>tan</mi>
      <mrow>
        <mrow>
          <mrow>
            <mo stretchy="false">(</mo>
            <mo stretchy="false">θ</mo>
            <mo stretchy="false">)</mo>
          </mrow>
          <mi mathvariant="normal">=</mi>
          <mfrac>
            <mi mathvariant="italic">opp</mi>
            <mrow>
              <mi mathvariant="italic">adj</mi>
              <mo stretchy="false">→</mo>
              <mn>0</mn>
            </mrow>
          </mfrac>
        </mrow>
        <mo stretchy="false">→</mo>
        <mi mathvariant="normal">∞</mi>
      </mrow>
    </mrow>
    <annotation encoding="StarMath 5.0">
"|"_{%theta toward 90} adj toward 0 drarrow tan(%theta)={opp over {adj toward 0}} toward infinity</annotation>
  </semantics>
</math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3cm" svg:x2="4.5cm" svg:y2="3cm">
          <text:p/>
        </draw:line>
      </draw:page>
    </office:drawing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6/content.xml><?xml version="1.0" encoding="utf-8"?>
<math xmlns="http://www.w3.org/1998/Math/MathML">
  <semantics>
    <mo stretchy="false">θ</mo>
    <annotation encoding="StarMath 5.0">%theta</annotation>
  </semantics>
</math>
</file>

<file path=Object 107/content.xml><?xml version="1.0" encoding="utf-8"?>
<math xmlns="http://www.w3.org/1998/Math/MathML">
  <semantics>
    <mrow>
      <mi>sin</mi>
      <mrow>
        <mrow>
          <mrow>
            <mrow>
              <mo stretchy="false">(</mo>
              <mn>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n>0</mn>
            <mi>a</mi>
          </mfrac>
        </mrow>
        <mi mathvariant="normal">=</mi>
        <mn>0</mn>
      </mrow>
    </mrow>
    <annotation encoding="StarMath 5.0">sin(0)={c over a}={0 over a}=0</annotation>
  </semantics>
</math>
</file>

<file path=Object 108/content.xml><?xml version="1.0" encoding="utf-8"?>
<math xmlns="http://www.w3.org/1998/Math/MathML">
  <semantics>
    <mrow>
      <mi>cos</mi>
      <mrow>
        <mrow>
          <mrow>
            <mo stretchy="false">(</mo>
            <mn>0</mn>
            <mo stretchy="false">)</mo>
          </mrow>
          <mi mathvariant="normal">=</mi>
          <mfrac>
            <mi>b</mi>
            <mi>a</mi>
          </mfrac>
        </mrow>
        <mi mathvariant="normal">=</mi>
        <mn>1</mn>
      </mrow>
    </mrow>
    <annotation encoding="StarMath 5.0">cos(0)={b over a}=1</annotation>
  </semantics>
</math>
</file>

<file path=Object 109/content.xml><?xml version="1.0" encoding="utf-8"?>
<math xmlns="http://www.w3.org/1998/Math/MathML">
  <semantics>
    <mrow>
      <mi>tan</mi>
      <mrow>
        <mrow>
          <mrow>
            <mo stretchy="false">(</mo>
            <mn>0</mn>
            <mo stretchy="false">)</mo>
          </mrow>
          <mi mathvariant="normal">=</mi>
          <mfrac>
            <mn>0</mn>
            <mi>b</mi>
          </mfrac>
        </mrow>
        <mi mathvariant="normal">=</mi>
        <mn>0</mn>
      </mrow>
    </mrow>
    <annotation encoding="StarMath 5.0">tan(0)={0 over b}=0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ffd320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4.5cm" svg:x2="4.5cm" svg:y2="1.5cm">
          <text:p/>
        </draw:line>
        <draw:frame draw:style-name="gr3" draw:text-style-name="P2" draw:layer="layout" svg:width="0.853cm" svg:height="0.962cm" svg:x="2.384cm" svg:y="2.258cm">
          <draw:text-box>
            <text:p><text:span text:style-name="T1">a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2">b</text:span></text:p>
          </draw:text-box>
        </draw:frame>
        <draw:frame draw:style-name="gr4" draw:text-style-name="P4" draw:layer="layout" svg:width="0.82cm" svg:height="0.962cm" svg:x="3.871cm" svg:y="2.6cm">
          <draw:text-box>
            <text:p><text:span text:style-name="T3">c</text:span></text:p>
          </draw:text-box>
        </draw:frame>
      </draw:page>
    </office:drawing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1/content.xml><?xml version="1.0" encoding="utf-8"?>
<math xmlns="http://www.w3.org/1998/Math/MathML">
  <semantics>
    <mrow>
      <mrow>
        <mi>c</mi>
        <mi mathvariant="normal">=</mi>
        <mi>b</mi>
      </mrow>
      <mi mathvariant="normal">⇒</mi>
      <mi>tan</mi>
      <mrow>
        <mrow>
          <mrow>
            <mo stretchy="false">(</mo>
            <mn>45</mn>
            <mo stretchy="false">)</mo>
          </mrow>
          <mi mathvariant="normal">=</mi>
          <mfrac>
            <mi>c</mi>
            <mi>b</mi>
          </mfrac>
        </mrow>
        <mi mathvariant="normal">=</mi>
        <mn>1</mn>
      </mrow>
    </mrow>
    <annotation encoding="StarMath 5.0">c=b drarrow tan(45)={c over b}=1</annotation>
  </semantics>
</math>
</file>

<file path=Object 112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113/content.xml><?xml version="1.0" encoding="utf-8"?>
<math xmlns="http://www.w3.org/1998/Math/MathML">
  <semantics>
    <mrow>
      <mrow>
        <mi>b</mi>
        <mi mathvariant="normal">=</mi>
        <mi>c</mi>
      </mrow>
      <mi mathvariant="normal">=</mi>
      <mn>1</mn>
    </mrow>
    <annotation encoding="StarMath 5.0">b=c=1</annotation>
  </semantics>
</math>
</file>

<file path=Object 114/content.xml><?xml version="1.0" encoding="utf-8"?>
<math xmlns="http://www.w3.org/1998/Math/MathML">
  <semantics>
    <mrow>
      <msup>
        <mi>a</mi>
        <mn>2</mn>
      </msup>
      <mi mathvariant="normal">=</mi>
      <mrow>
        <msup>
          <mn>1</mn>
          <mn>2</mn>
        </msup>
        <mo stretchy="false">+</mo>
        <msup>
          <mn>1</mn>
          <mn>2</mn>
        </msup>
      </mrow>
    </mrow>
    <annotation encoding="StarMath 5.0">a^2=1^2+1^2</annotation>
  </semantics>
</math>
</file>

<file path=Object 115/content.xml><?xml version="1.0" encoding="utf-8"?>
<math xmlns="http://www.w3.org/1998/Math/MathML">
  <semantics>
    <mrow>
      <mi>a</mi>
      <mi mathvariant="normal">=</mi>
      <msqrt>
        <mn>2</mn>
      </msqrt>
    </mrow>
    <annotation encoding="StarMath 5.0">a=sqrt{2}</annotation>
  </semantics>
</math>
</file>

<file path=Object 116/content.xml><?xml version="1.0" encoding="utf-8"?>
<math xmlns="http://www.w3.org/1998/Math/MathML">
  <semantics>
    <mrow>
      <mi>sin</mi>
      <mrow>
        <mrow>
          <mrow>
            <mo stretchy="false">(</mo>
            <mn>45</mn>
            <mo stretchy="false">)</mo>
          </mrow>
          <mi mathvariant="normal">=</mi>
          <mfrac>
            <mi>c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sin(45)={c over a}={1 over sqrt{2}} drarrow {sqrt{2} over 2}</annotation>
  </semantics>
</math>
</file>

<file path=Object 117/content.xml><?xml version="1.0" encoding="utf-8"?>
<math xmlns="http://www.w3.org/1998/Math/MathML">
  <semantics>
    <mrow>
      <mi>cos</mi>
      <mrow>
        <mrow>
          <mrow>
            <mo stretchy="false">(</mo>
            <mn>45</mn>
            <mo stretchy="false">)</mo>
          </mrow>
          <mi mathvariant="normal">=</mi>
          <mfrac>
            <mi>b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cos(45)={b over a}={1 over sqrt{2}} drarrow sqrt{2} over 2</annotation>
  </semantics>
</math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ff00"/>
    </style:style>
    <style:style style:name="T4" style:family="text">
      <style:text-properties fo:color="#ffd320"/>
    </style:style>
    <style:style style:name="T5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63cm" svg:y1="4.56cm" svg:x2="5.137cm" svg:y2="2.439cm">
          <text:p/>
        </draw:line>
        <draw:frame draw:style-name="gr3" draw:text-style-name="P2" draw:layer="layout" svg:width="1.895cm" svg:height="0.962cm" draw:transform="rotate (0.5235987755982) translate (1.77cm 3.496cm)">
          <draw:text-box>
            <text:p><text:span text:style-name="T1">a</text:span><text:span text:style-name="T2">=</text:span><text:span text:style-name="T3">2c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4">b</text:span></text:p>
          </draw:text-box>
        </draw:frame>
        <draw:frame draw:style-name="gr4" draw:text-style-name="P4" draw:layer="layout" svg:width="0.82cm" svg:height="0.962cm" svg:x="3.871cm" svg:y="3.1cm">
          <draw:text-box>
            <text:p><text:span text:style-name="T5">c</text:span></text:p>
          </draw:text-box>
        </draw:frame>
      </draw:page>
    </office:drawing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9/content.xml><?xml version="1.0" encoding="utf-8"?>
<math xmlns="http://www.w3.org/1998/Math/MathML">
  <semantics>
    <mrow>
      <mrow>
        <mi>c</mi>
        <mi mathvariant="normal">=</mi>
        <mfenced open="" close="">
          <mfrac>
            <mn>1</mn>
            <mn>2</mn>
          </mfrac>
        </mfenced>
      </mrow>
      <mi>a</mi>
      <mi/>
      <mtext>or</mtext>
      <mi/>
      <mrow>
        <mi>a</mi>
        <mi mathvariant="normal">=</mi>
        <mn>2c</mn>
      </mrow>
    </mrow>
    <annotation encoding="StarMath 5.0">c= left (1 over 2 right )a ~"or"~ a=2c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20/content.xml><?xml version="1.0" encoding="utf-8"?>
<math xmlns="http://www.w3.org/1998/Math/MathML">
  <semantics>
    <mrow>
      <mi>si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i>c</mi>
            <mn>2c</mn>
          </mfrac>
        </mrow>
        <mi mathvariant="normal">=</mi>
        <mfrac>
          <mn>1</mn>
          <mn>2</mn>
        </mfrac>
      </mrow>
    </mrow>
    <annotation encoding="StarMath 5.0">sin(30)={c over a}={c over 2c}={1 over 2}</annotation>
  </semantics>
</math>
</file>

<file path=Object 121/content.xml><?xml version="1.0" encoding="utf-8"?>
<math xmlns="http://www.w3.org/1998/Math/MathML">
  <semantics>
    <mrow>
      <mrow>
        <mi>a</mi>
        <mi mathvariant="normal">=</mi>
        <mn>1</mn>
      </mrow>
      <mi>,</mi>
      <mrow>
        <mi>c</mi>
        <mi mathvariant="normal">=</mi>
        <mfrac>
          <mn>1</mn>
          <mn>2</mn>
        </mfrac>
      </mrow>
    </mrow>
    <annotation encoding="StarMath 5.0">a=1 , c={1 over 2}</annotation>
  </semantics>
</math>
</file>

<file path=Object 122/content.xml><?xml version="1.0" encoding="utf-8"?>
<math xmlns="http://www.w3.org/1998/Math/MathML">
  <semantics>
    <mrow>
      <mrow>
        <msup>
          <mi>a</mi>
          <mn>2</mn>
        </msup>
        <mi mathvariant="normal">=</mi>
        <mrow>
          <msup>
            <mi>b</mi>
            <mn>2</mn>
          </msup>
          <mo stretchy="false">+</mo>
          <msup>
            <mi>c</mi>
            <mn>2</mn>
          </msup>
        </mrow>
      </mrow>
      <mi mathvariant="normal">⇒</mi>
      <mrow>
        <msup>
          <mn>1</mn>
          <mn>2</mn>
        </msup>
        <mi mathvariant="normal">=</mi>
        <mrow>
          <msup>
            <mi>b</mi>
            <mn>2</mn>
          </msup>
          <mo stretchy="false">+</mo>
          <msup>
            <mfenced open="" close="">
              <mfrac>
                <mn>1</mn>
                <mn>2</mn>
              </mfrac>
            </mfenced>
            <mn>2</mn>
          </msup>
        </mrow>
      </mrow>
    </mrow>
    <annotation encoding="StarMath 5.0">a^2=b^2+c^2 drarrow 1^2=b^2+left ( {1 over 2} right )^2</annotation>
  </semantics>
</math>
</file>

<file path=Object 123/content.xml><?xml version="1.0" encoding="utf-8"?>
<math xmlns="http://www.w3.org/1998/Math/MathML">
  <semantics>
    <mrow>
      <msup>
        <mi>b</mi>
        <mn>2</mn>
      </msup>
      <mi mathvariant="normal">=</mi>
      <mrow>
        <mn>1</mn>
        <mi mathvariant="normal">−</mi>
        <msup>
          <mfenced open="" close="">
            <mfrac>
              <mn>1</mn>
              <mn>2</mn>
            </mfrac>
          </mfenced>
          <mn>2</mn>
        </msup>
      </mrow>
    </mrow>
    <annotation encoding="StarMath 5.0">b^2=1- left ( 1 over 2 right )^2</annotation>
  </semantics>
</math>
</file>

<file path=Object 124/content.xml><?xml version="1.0" encoding="utf-8"?>
<math xmlns="http://www.w3.org/1998/Math/MathML">
  <semantics>
    <mrow>
      <mrow>
        <mrow>
          <mi>b</mi>
          <mi mathvariant="normal">=</mi>
          <msqrt>
            <mrow>
              <mn>1</mn>
              <mi mathvariant="normal">−</mi>
              <mfenced open="" close="">
                <mfrac>
                  <mn>1</mn>
                  <mn>4</mn>
                </mfrac>
              </mfenced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b=sqrt{1- left( 1 over 4 right)}= sqrt{3 over 4}={sqrt 3} over 2</annotation>
  </semantics>
</math>
</file>

<file path=Object 125/content.xml><?xml version="1.0" encoding="utf-8"?>
<math xmlns="http://www.w3.org/1998/Math/MathML">
  <semantics>
    <mrow>
      <mi>cos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cos(30)={b over a}={sqrt{3}/2 over 1}=sqrt{3} over 2</annotation>
  </semantics>
</math>
</file>

<file path=Object 126/content.xml><?xml version="1.0" encoding="utf-8"?>
<math xmlns="http://www.w3.org/1998/Math/MathML">
  <semantics>
    <mrow>
      <mi>ta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o stretchy="false">(</mo>
              <mrow>
                <mn>1</mn>
                <mi mathvariant="normal">/</mi>
                <mn>2</mn>
              </mrow>
              <mo stretchy="false">)</mo>
            </mrow>
            <mrow>
              <msqrt>
                <mn>3</mn>
              </msqrt>
              <mi mathvariant="normal">/</mi>
              <mn>2</mn>
            </mrow>
          </mfrac>
        </mrow>
        <mi mathvariant="normal">=</mi>
        <mfrac>
          <mn>1</mn>
          <msqrt>
            <mn>3</mn>
          </msqrt>
        </mfrac>
      </mrow>
      <mi mathvariant="normal">⇒</mi>
      <mfrac>
        <msqrt>
          <mn>3</mn>
        </msqrt>
        <mn>3</mn>
      </mfrac>
    </mrow>
    <annotation encoding="StarMath 5.0">tan(30)={c over b}=(1/2) over {sqrt{3}/2}=1 over sqrt{3}drarrow sqrt{3} over 3</annotation>
  </semantics>
</math>
</file>

<file path=Object 1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ffd320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cm" svg:height="3.8cm" svg:x="1.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9cm" svg:y1="4.537cm" svg:x2="3.66cm" svg:y2="0.863cm">
          <text:p/>
        </draw:line>
        <draw:frame draw:style-name="gr3" draw:text-style-name="P2" draw:layer="layout" svg:width="1.929cm" svg:height="0.962cm" draw:transform="rotate (1.0471975511964) translate (1.45cm 3.136cm)">
          <draw:text-box>
            <text:p><text:span text:style-name="T1">a</text:span><text:span text:style-name="T2">=</text:span><text:span text:style-name="T3">2b</text:span></text:p>
          </draw:text-box>
        </draw:frame>
        <draw:frame draw:style-name="gr4" draw:text-style-name="P3" draw:layer="layout" svg:width="0.853cm" svg:height="0.962cm" svg:x="2.3cm" svg:y="3.8cm">
          <draw:text-box>
            <text:p><text:span text:style-name="T3">b</text:span></text:p>
          </draw:text-box>
        </draw:frame>
        <draw:frame draw:style-name="gr4" draw:text-style-name="P4" draw:layer="layout" svg:width="0.82cm" svg:height="0.962cm" svg:x="3.571cm" svg:y="2.6cm">
          <draw:text-box>
            <text:p><text:span text:style-name="T4">c</text:span></text:p>
          </draw:text-box>
        </draw:frame>
      </draw:page>
    </office:drawing>
  </office:body>
</office:document-content>
</file>

<file path=Object 1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8/content.xml><?xml version="1.0" encoding="utf-8"?>
<math xmlns="http://www.w3.org/1998/Math/MathML">
  <semantics>
    <mrow>
      <mi>cos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i>b</mi>
            <mn>2b</mn>
          </mfrac>
        </mrow>
        <mi mathvariant="normal">=</mi>
        <mfrac>
          <mn>1</mn>
          <mn>2</mn>
        </mfrac>
      </mrow>
    </mrow>
    <annotation encoding="StarMath 5.0">cos(60)={b over a}=b over 2b=1 over 2</annotation>
  </semantics>
</math>
</file>

<file path=Object 129/content.xml><?xml version="1.0" encoding="utf-8"?>
<math xmlns="http://www.w3.org/1998/Math/MathML">
  <semantics>
    <mrow>
      <mrow>
        <mi>a</mi>
        <mi mathvariant="normal">=</mi>
        <mn>1,</mn>
      </mrow>
      <mrow>
        <mi>b</mi>
        <mi mathvariant="normal">=</mi>
        <mfrac>
          <mn>1</mn>
          <mn>2</mn>
        </mfrac>
      </mrow>
      <mi mathvariant="normal">⇒</mi>
      <mrow>
        <msup>
          <mn>1</mn>
          <mn>2</mn>
        </msup>
        <mi mathvariant="normal">=</mi>
        <mrow>
          <msup>
            <mfenced open="" close="">
              <mfrac>
                <mn>1</mn>
                <mn>2</mn>
              </mfrac>
            </mfenced>
            <mn>2</mn>
          </msup>
          <mo stretchy="false">+</mo>
          <msup>
            <mi>c</mi>
            <mn>2</mn>
          </msup>
        </mrow>
      </mrow>
    </mrow>
    <annotation encoding="StarMath 5.0">a=1, b={1 over 2} drarrow 1^2= left ({1 over 2} right)^2+c^2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30/content.xml><?xml version="1.0" encoding="utf-8"?>
<math xmlns="http://www.w3.org/1998/Math/MathML">
  <semantics>
    <mrow>
      <mrow>
        <mrow>
          <mi>c</mi>
          <mi mathvariant="normal">=</mi>
          <msqrt>
            <mrow>
              <mn>1</mn>
              <mi mathvariant="normal">−</mi>
              <mfrac>
                <mn>1</mn>
                <mn>4</mn>
              </mfrac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c=sqrt{1-{1 over 4}}=sqrt{3 over 4}=sqrt{3} over 2</annotation>
  </semantics>
</math>
</file>

<file path=Object 131/content.xml><?xml version="1.0" encoding="utf-8"?>
<math xmlns="http://www.w3.org/1998/Math/MathML">
  <semantics>
    <mrow>
      <mi>si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sin(60)={c over a}={sqrt{3}/2} over 1=sqrt{3} over 2</annotation>
  </semantics>
</math>
</file>

<file path=Object 132/content.xml><?xml version="1.0" encoding="utf-8"?>
<math xmlns="http://www.w3.org/1998/Math/MathML">
  <semantics>
    <mrow>
      <mi>ta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row>
              <mn>1</mn>
              <mi mathvariant="normal">/</mi>
              <mn>2</mn>
            </mrow>
          </mfrac>
        </mrow>
        <mi mathvariant="normal">=</mi>
        <msqrt>
          <mn>3</mn>
        </msqrt>
      </mrow>
    </mrow>
    <annotation encoding="StarMath 5.0">tan(60)={c over b}={sqrt{3}/2} over {1/2} = sqrt{3}</annotation>
  </semantics>
</math>
</file>

<file path=Object 1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333333" draw:fill-gradient-name="Gradient_20_1" draw:fill-hatch-name="Black_20_45_20_Degrees" draw:opacity="100%" draw:textarea-horizontal-align="left" draw:auto-grow-height="true" draw:auto-grow-width="true" fo:min-height="0cm" fo:min-width="0cm" draw:shadow="hidden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d320"/>
    </style:style>
    <style:style style:name="P3" style:family="paragraph">
      <style:text-properties fo:color="#23ff23"/>
    </style:style>
    <style:style style:name="T1" style:family="text">
      <style:text-properties fo:color="#ffd320"/>
    </style:style>
    <style:style style:name="T2" style:family="text">
      <style:text-properties fo:color="#0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000000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color="#23ff23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1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1cm" svg:y1="7.089cm" svg:x2="2.5cm" svg:y2="1cm">
          <text:p/>
        </draw:line>
        <draw:frame draw:style-name="gr3" draw:text-style-name="P2" draw:layer="layout" svg:width="1.839cm" svg:height="0.962cm" svg:x="1.1cm" svg:y="6.2cm">
          <draw:text-box>
            <text:p><text:span text:style-name="T1">b</text:span><text:span text:style-name="T2">→</text:span><text:span text:style-name="T3">0</text:span></text:p>
          </draw:text-box>
        </draw:frame>
        <draw:frame draw:style-name="gr4" draw:text-style-name="P3" draw:layer="layout" svg:width="1.806cm" svg:height="0.962cm" svg:x="1.271cm" svg:y="3.6cm">
          <draw:text-box>
            <text:p><text:span text:style-name="T4">a</text:span><text:span text:style-name="T2">→</text:span><text:span text:style-name="T5">c</text:span></text:p>
          </draw:text-box>
        </draw:frame>
      </draw:page>
    </office:drawing>
  </office:body>
</office:document-content>
</file>

<file path=Object 1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4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35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36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37/content.xml><?xml version="1.0" encoding="utf-8"?>
<math xmlns="http://www.w3.org/1998/Math/MathML">
  <semantics>
    <mrow>
      <mi>sin</mi>
      <mrow>
        <mrow>
          <mrow>
            <mo stretchy="false">(</mo>
            <mo stretchy="false">θ</mo>
            <mo stretchy="false">)</mo>
          </mrow>
          <mi mathvariant="normal">=</mi>
          <mfrac>
            <mi>c</mi>
            <mi>a</mi>
          </mfrac>
        </mrow>
        <mo stretchy="false">→</mo>
        <mn>1</mn>
      </mrow>
    </mrow>
    <annotation encoding="StarMath 5.0">sin(%theta)={c over a} toward 1</annotation>
  </semantics>
</math>
</file>

<file path=Object 138/content.xml><?xml version="1.0" encoding="utf-8"?>
<math xmlns="http://www.w3.org/1998/Math/MathML">
  <semantics>
    <mrow>
      <mi>cos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b</mi>
              <mi>a</mi>
            </mfrac>
          </mrow>
          <mo stretchy="false">→</mo>
          <mfrac>
            <mn>0</mn>
            <mi>a</mi>
          </mfrac>
        </mrow>
        <mo stretchy="false">→</mo>
        <mn>0</mn>
      </mrow>
    </mrow>
    <annotation encoding="StarMath 5.0">cos(%theta)={b over a} toward {0 over a} toward 0</annotation>
  </semantics>
</math>
</file>

<file path=Object 139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i>b</mi>
              <mo stretchy="false">→</mo>
              <mn>0</mn>
            </mrow>
          </mfrac>
        </mrow>
        <mo stretchy="false">→</mo>
        <mi mathvariant="normal">∞</mi>
      </mrow>
    </mrow>
    <annotation encoding="StarMath 5.0">tan(%theta)=c over b ={c over {b toward 0}} toward %infinite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40/content.xml><?xml version="1.0" encoding="utf-8"?>
<math xmlns="http://www.w3.org/1998/Math/MathML">
  <semantics>
    <mrow>
      <mfrac>
        <mi>c</mi>
        <mtext>small number</mtext>
      </mfrac>
      <mi mathvariant="normal">=</mi>
      <mtext>large number</mtext>
    </mrow>
    <annotation encoding="StarMath 5.0">{c over "small number"}="large number"</annotation>
  </semantics>
</math>
</file>

<file path=Object 141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42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43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44/content.xml><?xml version="1.0" encoding="utf-8"?>
<math xmlns="http://www.w3.org/1998/Math/MathML">
  <semantics>
    <mrow>
      <mrow>
        <mo stretchy="false">θ</mo>
        <mo stretchy="false">&gt;</mo>
        <mn>90</mn>
      </mrow>
      <mi mathvariant="normal"></mi>
    </mrow>
    <annotation encoding="StarMath 5.0">%theta &gt; 90 %degree</annotation>
  </semantics>
</math>
</file>

<file path=Object 145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row>
                <mi mathvariant="normal">−</mi>
                <mi>b</mi>
              </mrow>
              <mo stretchy="false">→</mo>
              <mn>0</mn>
            </mrow>
          </mfrac>
        </mrow>
        <mo stretchy="false">→</mo>
        <mrow>
          <mi mathvariant="normal">−</mi>
          <mi mathvariant="normal">∞</mi>
        </mrow>
      </mrow>
    </mrow>
    <annotation encoding="StarMath 5.0">tan(%theta)={c over b}=c over {-b toward 0} toward {- %infinite}</annotation>
  </semantics>
</math>
</file>

<file path=Object 146/content.xml><?xml version="1.0" encoding="utf-8"?>
<math xmlns="http://www.w3.org/1998/Math/MathML">
  <semantics>
    <mrow>
      <mfrac>
        <mi>c</mi>
        <mtext>small negative number</mtext>
      </mfrac>
      <mi mathvariant="normal">=</mi>
      <mtext>large negative number</mtext>
    </mrow>
    <annotation encoding="StarMath 5.0">{c over "small negative number"}="large negative number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frac>
        <mrow>
          <mn>4ac</mn>
          <mi mathvariant="normal">−</mi>
          <msup>
            <mi>b</mi>
            <mn>2</mn>
          </msup>
        </mrow>
        <mn>4a</mn>
      </mfrac>
    </mrow>
    <annotation encoding="StarMath 5.0">y=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5/content.xml><?xml version="1.0" encoding="utf-8"?>
<math xmlns="http://www.w3.org/1998/Math/MathML">
  <semantics>
    <mrow>
      <mrow>
        <mi mathvariant="normal">−</mi>
        <mn>1</mn>
      </mrow>
      <mrow>
        <mo stretchy="false">(</mo>
        <mrow>
          <mn>4ac</mn>
          <mi mathvariant="normal">−</mi>
          <msup>
            <mi>b</mi>
            <mn>2</mn>
          </msup>
        </mrow>
        <mo stretchy="false">)</mo>
      </mrow>
    </mrow>
    <annotation encoding="StarMath 5.0">-1(4ac-b^2)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80/content.xml><?xml version="1.0" encoding="utf-8"?>
<math xmlns="http://www.w3.org/1998/Math/MathML">
  <semantics>
    <mo stretchy="false">Δ</mo>
    <annotation encoding="StarMath 5.0">%DELTA</annotation>
  </semantics>
</math>
</file>

<file path=Object 81/content.xml><?xml version="1.0" encoding="utf-8"?>
<math xmlns="http://www.w3.org/1998/Math/MathML">
  <semantics>
    <mrow>
      <mrow>
        <msqrt>
          <mi>a</mi>
        </msqrt>
        <mi mathvariant="normal">∗</mi>
        <msqrt>
          <mi>b</mi>
        </msqrt>
      </mrow>
      <mi mathvariant="normal">=</mi>
      <msqrt>
        <mi mathvariant="italic">ab</mi>
      </msqrt>
    </mrow>
    <annotation encoding="StarMath 5.0">sqrt{a}*sqrt{b}=sqrt{ab}</annotation>
  </semantics>
</math>
</file>

<file path=Object 82/content.xml><?xml version="1.0" encoding="utf-8"?>
<math xmlns="http://www.w3.org/1998/Math/MathML">
  <semantics>
    <mrow>
      <msqrt>
        <mfrac>
          <mi>a</mi>
          <mi>b</mi>
        </mfrac>
      </msqrt>
      <mi mathvariant="normal">=</mi>
      <mfrac>
        <msqrt>
          <mi>a</mi>
        </msqrt>
        <msqrt>
          <mi>b</mi>
        </msqrt>
      </mfrac>
    </mrow>
    <annotation encoding="StarMath 5.0">{sqrt{a over b}}={sqrt{a}over sqrt{b}}</annotation>
  </semantics>
</math>
</file>

<file path=Object 83/content.xml><?xml version="1.0" encoding="utf-8"?>
<math xmlns="http://www.w3.org/1998/Math/MathML">
  <semantics>
    <mrow>
      <mrow>
        <msup>
          <mi>x</mi>
          <mfrac>
            <mi>a</mi>
            <mi>b</mi>
          </mfrac>
        </msup>
        <mi mathvariant="normal">=</mi>
        <mroot>
          <msup>
            <mi>x</mi>
            <mi>a</mi>
          </msup>
          <mi>b</mi>
        </mroot>
      </mrow>
      <mi/>
      <mrow>
        <msup>
          <mi>x</mi>
          <mrow>
            <mi mathvariant="normal">−</mi>
            <mfrac>
              <mi>a</mi>
              <mi>b</mi>
            </mfrac>
          </mrow>
        </msup>
        <mi mathvariant="normal">=</mi>
        <mfrac>
          <mn>1</mn>
          <mroot>
            <msup>
              <mi>x</mi>
              <mi>a</mi>
            </msup>
            <mi>b</mi>
          </mroot>
        </mfrac>
      </mrow>
    </mrow>
    <annotation encoding="StarMath 5.0">x^{a over b}=nroot{b}{x^a}~~~x^-{a over b}={1}over{nroot{b}{x^a}} </annotation>
  </semantics>
</math>
</file>

<file path=Object 84/content.xml><?xml version="1.0" encoding="utf-8"?>
<math xmlns="http://www.w3.org/1998/Math/MathML">
  <semantics>
    <mrow>
      <msup>
        <mi>x</mi>
        <mfrac>
          <mn>1</mn>
          <mn>2</mn>
        </mfrac>
      </msup>
      <mi mathvariant="normal">=</mi>
      <msqrt>
        <mi>x</mi>
      </msqrt>
    </mrow>
    <annotation encoding="StarMath 5.0">x^{1 over 2}=sqrt{x}</annotation>
  </semantics>
</math>
</file>

<file path=Object 85/content.xml><?xml version="1.0" encoding="utf-8"?>
<math xmlns="http://www.w3.org/1998/Math/MathML">
  <semantics>
    <mrow>
      <msup>
        <mi>x</mi>
        <mrow>
          <mi mathvariant="normal">−</mi>
          <mfrac>
            <mn>3</mn>
            <mn>4</mn>
          </mfrac>
        </mrow>
      </msup>
      <mi mathvariant="normal">=</mi>
      <mfrac>
        <mn>1</mn>
        <mroot>
          <msup>
            <mi>x</mi>
            <mn>3</mn>
          </msup>
          <mn>4</mn>
        </mroot>
      </mfrac>
    </mrow>
    <annotation encoding="StarMath 5.0">x^-{3 over 4}={1} over {nroot{4}{x^3}}</annotation>
  </semantics>
</math>
</file>

<file path=Object 86/content.xml><?xml version="1.0" encoding="utf-8"?>
<math xmlns="http://www.w3.org/1998/Math/MathML">
  <semantics>
    <mrow>
      <mrow>
        <mrow>
          <msqrt>
            <mfrac>
              <mi>x</mi>
              <mi>y</mi>
            </mfrac>
          </msqrt>
          <mi mathvariant="normal">=</mi>
          <mfrac>
            <msqrt>
              <mi>x</mi>
            </msqrt>
            <msqrt>
              <mi>y</mi>
            </msqrt>
          </mfrac>
        </mrow>
        <mi mathvariant="normal">=</mi>
        <mrow>
          <mfrac>
            <msqrt>
              <mi>x</mi>
            </msqrt>
            <msqrt>
              <mi>y</mi>
            </msqrt>
          </mfrac>
          <mi mathvariant="normal">∗</mi>
          <mfrac>
            <msqrt>
              <mi>y</mi>
            </msqrt>
            <msqrt>
              <mi>y</mi>
            </msqrt>
          </mfrac>
        </mrow>
      </mrow>
      <mi mathvariant="normal">=</mi>
      <mfrac>
        <msqrt>
          <mi mathvariant="italic">xy</mi>
        </msqrt>
        <mi>y</mi>
      </mfrac>
    </mrow>
    <annotation encoding="StarMath 5.0">sqrt{x over y}={sqrt{x}over sqrt{y} }={sqrt{x}over sqrt{y} }*{sqrt{y} over sqrt{y}}=sqrt{xy}over y</annotation>
  </semantics>
</math>
</file>

<file path=Object 87/content.xml><?xml version="1.0" encoding="utf-8"?>
<math xmlns="http://www.w3.org/1998/Math/MathML">
  <semantics>
    <mrow>
      <mrow>
        <mfrac>
          <mi>x</mi>
          <mrow>
            <msqrt>
              <mi>y</mi>
            </msqrt>
            <mo stretchy="false">+</mo>
            <mi>z</mi>
          </mrow>
        </mfrac>
        <mi mathvariant="normal">=</mi>
        <mrow>
          <mfrac>
            <mi>x</mi>
            <mrow>
              <msqrt>
                <mi>y</mi>
              </msqrt>
              <mo stretchy="false">+</mo>
              <mi>z</mi>
            </mrow>
          </mfrac>
          <mi mathvariant="normal">∗</mi>
          <mfrac>
            <mrow>
              <msqrt>
                <mi>y</mi>
              </msqrt>
              <mi mathvariant="normal">−</mi>
              <mi>z</mi>
            </mrow>
            <mrow>
              <msqrt>
                <mi>y</mi>
              </msqrt>
              <mi mathvariant="normal">−</mi>
              <mi>z</mi>
            </mrow>
          </mfrac>
        </mrow>
      </mrow>
      <mi mathvariant="normal">=</mi>
      <mfrac>
        <mrow>
          <mrow>
            <mi>x</mi>
            <msqrt>
              <mi>y</mi>
            </msqrt>
          </mrow>
          <mi mathvariant="normal">−</mi>
          <mi mathvariant="italic">xz</mi>
        </mrow>
        <mrow>
          <mi>y</mi>
          <mi mathvariant="normal">−</mi>
          <msup>
            <mi>z</mi>
            <mn>2</mn>
          </msup>
        </mrow>
      </mfrac>
    </mrow>
    <annotation encoding="StarMath 5.0">x over {sqrt{y}+z}={x over {sqrt{y}+z}} * {{sqrt{y}-z} over {sqrt{y}-z}}={{x sqrt{y}}-xz} over {y-z^2}</annotation>
  </semantics>
</math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00ff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svg:stroke-color="#800000" draw:textarea-horizontal-align="center" draw:textarea-vertical-align="middle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1.634cm" fo:min-width="7cm"/>
    </style:style>
    <style:style style:name="gr9" style:family="graphic" style:parent-style-name="standard">
      <style:graphic-properties svg:stroke-width="0.05cm" svg:stroke-color="#ff950e" draw:marker-start-width="0.275cm" draw:marker-end-width="0.275cm" draw:fill="solid" draw:fill-color="#ffd32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6b2394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ff00" fo:font-size="20pt" style:font-size-asian="20pt" style:font-size-complex="20pt"/>
    </style:style>
    <style:style style:name="T3" style:family="text">
      <style:text-properties fo:color="#ff0000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7" style:family="text">
      <style:text-properties fo:color="#6b2394" fo:font-family="'Liberation Sans'" style:font-family-generic="roman" style:font-pitch="variable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8" style:family="text">
      <style:text-properties fo:color="#6b2394" fo:font-size="8pt" style:font-size-asian="8pt" style:font-size-complex="8pt"/>
    </style:style>
    <style:style style:name="T9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10" style:family="text">
      <style:text-properties fo:color="#ffff00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1" style:family="text">
      <style:text-properties fo:color="#6b2394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2" style:family="text">
      <style:text-properties fo:color="#ff3366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svg:x="3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cm" svg:y1="5.5cm" svg:x2="13cm" svg:y2="5.5cm">
          <text:p/>
        </draw:line>
        <draw:line draw:style-name="gr3" draw:text-style-name="P1" draw:layer="layout" svg:x1="6.715cm" svg:y1="5.53cm" svg:x2="10.286cm" svg:y2="3.469cm">
          <text:p/>
        </draw:line>
        <draw:line draw:style-name="gr4" draw:text-style-name="P1" draw:layer="layout" svg:x1="10.3cm" svg:y1="3.5cm" svg:x2="10.3cm" svg:y2="5.5cm">
          <text:p/>
        </draw:line>
        <draw:frame draw:style-name="gr5" draw:layer="layout" svg:width="0.68cm" svg:height="0.962cm" svg:x="7.5cm" svg:y="5cm">
          <draw:text-box>
            <text:p><text:s/></text:p>
          </draw:text-box>
        </draw:frame>
        <draw:frame draw:style-name="gr5" draw:text-style-name="P2" draw:layer="layout" svg:width="1.802cm" svg:height="0.725cm" svg:x="7.282cm" svg:y="4.9cm">
          <draw:text-box>
            <text:p><text:span text:style-name="T1">30 deg</text:span></text:p>
          </draw:text-box>
        </draw:frame>
        <draw:line draw:style-name="gr6" draw:text-style-name="P1" draw:layer="layout" svg:x1="6.773cm" svg:y1="5.502cm" svg:x2="9.59cm" svg:y2="2.685cm">
          <text:p/>
        </draw:line>
        <draw:line draw:style-name="gr7" draw:text-style-name="P1" draw:layer="layout" svg:x1="9.5cm" svg:y1="2.5cm" svg:x2="9.5cm" svg:y2="5.5cm">
          <text:p/>
        </draw:line>
        <draw:frame draw:style-name="gr5" draw:layer="layout" svg:width="2.437cm" svg:height="0.962cm" svg:x="8.5cm" svg:y="3.3cm">
          <draw:text-box>
            <text:p>45 deg</text:p>
          </draw:text-box>
        </draw:frame>
        <draw:frame draw:style-name="gr5" draw:layer="layout" svg:width="4.284cm" svg:height="1.038cm" svg:x="10.3cm" svg:y="2.9cm">
          <draw:text-box>
            <text:p><text:span text:style-name="T2">Opp</text:span>/<text:span text:style-name="T3">hyp</text:span><text:span text:style-name="T4">=</text:span><text:span text:style-name="T5">1/2</text:span></text:p>
          </draw:text-box>
        </draw:frame>
        <draw:line draw:style-name="gr2" draw:text-style-name="P1" draw:layer="layout" svg:x1="6.866cm" svg:y1="5.382cm" svg:x2="9.999cm" svg:y2="-0.046cm">
          <text:p/>
        </draw:line>
        <draw:line draw:style-name="gr2" draw:text-style-name="P1" draw:layer="layout" svg:x1="10cm" svg:y1="0cm" svg:x2="10cm" svg:y2="5.5cm">
          <text:p/>
        </draw:line>
        <draw:line draw:style-name="gr2" draw:text-style-name="P1" draw:layer="layout" svg:x1="6.8cm" svg:y1="5.5cm" svg:x2="6.8cm" svg:y2="0cm">
          <text:p/>
        </draw:line>
        <draw:frame draw:style-name="gr8" draw:text-style-name="P3" draw:layer="layout" svg:width="3.4cm" svg:height="1.884cm" svg:x="6.6cm" svg:y="0.2cm">
          <draw:text-box>
            <text:p text:style-name="P3"><text:span text:style-name="T6">θ</text:span><text:span text:style-name="T7">=90, </text:span><text:span text:style-name="T8">hyp=opp, adj=0,</text:span></text:p>
            <text:p text:style-name="P3"><text:span text:style-name="T8">sin</text:span><text:span text:style-name="T9">θ</text:span><text:span text:style-name="T8">=opp/hyp=1,</text:span><text:span text:style-name="T8"><text:tab/></text:span></text:p>
            <text:p text:style-name="P3"><text:span text:style-name="T8">cos</text:span><text:span text:style-name="T6">θ</text:span><text:span text:style-name="T8">=adj/hyp=0,</text:span><text:span text:style-name="T8"><text:tab/></text:span></text:p>
            <text:p text:style-name="P3"><text:span text:style-name="T8">tan</text:span><text:span text:style-name="T6">θ</text:span><text:span text:style-name="T8">=opp/0=NaN</text:span></text:p>
          </draw:text-box>
        </draw:frame>
        <draw:frame draw:style-name="gr8" draw:text-style-name="P3" draw:layer="layout" svg:width="4.2cm" svg:height="1.884cm" svg:x="9.8cm" svg:y="0.2cm">
          <draw:text-box>
            <text:p text:style-name="P3"><text:span text:style-name="T6">θ</text:span><text:span text:style-name="T7">=60,</text:span></text:p>
            <text:p text:style-name="P3"><text:span text:style-name="T10">adj</text:span><text:span text:style-name="T11">=</text:span><text:span text:style-name="T12">(1/2)hyp</text:span></text:p>
            <text:p text:style-name="P3"><text:span text:style-name="T6">cos(θ)=(1/2)hyp/hyp=(1/2)</text:span></text:p>
          </draw:text-box>
        </draw:frame>
        <draw:line draw:style-name="gr9" draw:text-style-name="P1" draw:layer="layout" svg:x1="8.97cm" svg:y1="1.736cm" svg:x2="9.47cm" svg:y2="0.87cm">
          <text:p/>
        </draw:line>
        <draw:line draw:style-name="gr10" draw:text-style-name="P1" draw:layer="layout" svg:x1="9.5cm" svg:y1="0.836cm" svg:x2="10cm" svg:y2="-0.03cm">
          <text:p/>
        </draw:line>
        <draw:line draw:style-name="gr11" draw:text-style-name="P1" draw:layer="layout" svg:x1="8.949cm" svg:y1="1.804cm" svg:x2="9.949cm" svg:y2="1.804cm">
          <text:p/>
        </draw:line>
      </draw:page>
    </office:drawing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9/content.xml><?xml version="1.0" encoding="utf-8"?>
<math xmlns="http://www.w3.org/1998/Math/MathML">
  <semantics>
    <mrow>
      <mi>sin</mi>
      <mrow>
        <mo stretchy="false">(</mo>
        <mo stretchy="false">θ</mo>
        <mo stretchy="false">)</mo>
      </mrow>
    </mrow>
    <annotation encoding="StarMath 5.0">Sin(%theta)</annotation>
  </semantics>
</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

<file path=Object 9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91/content.xml><?xml version="1.0" encoding="utf-8"?>
<math xmlns="http://www.w3.org/1998/Math/MathML">
  <semantics>
    <mrow>
      <mi>tan</mi>
      <mrow>
        <mo stretchy="false">(</mo>
        <mo stretchy="false">θ</mo>
        <mo stretchy="false">)</mo>
      </mrow>
    </mrow>
    <annotation encoding="StarMath 5.0">tan(%theta)</annotation>
  </semantics>
</math>
</file>

<file path=Object 92/content.xml><?xml version="1.0" encoding="utf-8"?>
<math xmlns="http://www.w3.org/1998/Math/MathML">
  <semantics>
    <mrow>
      <mi mathvariant="normal">−</mi>
      <mfrac>
        <mrow>
          <mn>1</mn>
          <mo stretchy="false">+</mo>
          <msqrt>
            <mn>3</mn>
          </msqrt>
        </mrow>
        <mrow>
          <mn>2</mn>
          <msqrt>
            <mn>2</mn>
          </msqrt>
        </mrow>
      </mfrac>
    </mrow>
    <annotation encoding="StarMath 5.0">-{{1+sqrt 3}over {2 sqrt{2}}}</annotation>
  </semantics>
</math>
</file>

<file path=Object 93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row>
          <mi mathvariant="italic">opp</mi>
          <mi mathvariant="normal">/</mi>
          <mi mathvariant="italic">hyp</mi>
        </mrow>
      </mrow>
      <mtext>and</mtext>
      <mrow>
        <mo stretchy="false">θ</mo>
        <mi mathvariant="normal">=</mi>
        <msup>
          <mn>30</mn>
          <mi mathvariant="italic">degrees</mi>
        </msup>
      </mrow>
    </mrow>
    <annotation encoding="StarMath 5.0">sin(%theta)=opp/hyp "and" %theta=30^degrees</annotation>
  </semantics>
</math>
</file>

<file path=Object 94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95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96/content.xml><?xml version="1.0" encoding="utf-8"?>
<math xmlns="http://www.w3.org/1998/Math/MathML">
  <semantics>
    <mrow>
      <msup>
        <mi mathvariant="italic">Hyp</mi>
        <mn>2</mn>
      </msup>
      <mi mathvariant="normal">=</mi>
      <mrow>
        <msup>
          <mfrac>
            <mn>1</mn>
            <mn>2</mn>
          </mfrac>
          <mn>2</mn>
        </msup>
        <mo stretchy="false">+</mo>
        <msup>
          <mn>1</mn>
          <mn>2</mn>
        </msup>
      </mrow>
    </mrow>
    <annotation encoding="StarMath 5.0">Hyp^2={1 over 2}^2 +{1}^2</annotation>
  </semantics>
</math>
</file>

<file path=Object 97/content.xml><?xml version="1.0" encoding="utf-8"?>
<math xmlns="http://www.w3.org/1998/Math/MathML">
  <semantics>
    <mrow>
      <mi mathvariant="italic">hyp</mi>
      <mi mathvariant="normal">=</mi>
      <msqrt>
        <mrow>
          <mfrac>
            <mn>1</mn>
            <mn>4</mn>
          </mfrac>
          <mo stretchy="false">+</mo>
          <mn>1</mn>
        </mrow>
      </msqrt>
    </mrow>
    <annotation encoding="StarMath 5.0">hyp=sqrt{{1 over 4}+1}</annotation>
  </semantics>
</math>
</file>

<file path=Object 98/content.xml><?xml version="1.0" encoding="utf-8"?>
<math xmlns="http://www.w3.org/1998/Math/MathML">
  <semantics>
    <mrow>
      <mi>tan</mi>
      <mrow>
        <mrow>
          <mo stretchy="false">θ</mo>
          <mi mathvariant="normal">=</mi>
          <mfrac>
            <mn>1</mn>
            <mn>1</mn>
          </mfrac>
        </mrow>
        <mi mathvariant="normal">=</mi>
        <mn>1</mn>
      </mrow>
    </mrow>
    <annotation encoding="StarMath 5.0">tan{%theta}={1 over 1} =1</annotation>
  </semantics>
</math>
</file>

<file path=Object 99/content.xml><?xml version="1.0" encoding="utf-8"?>
<math xmlns="http://www.w3.org/1998/Math/MathML">
  <semantics>
    <mrow>
      <mi>sin</mi>
      <mrow>
        <mrow>
          <mn>45</mn>
          <mi mathvariant="normal">=</mi>
          <mfrac>
            <mi mathvariant="italic">opp</mi>
            <mi mathvariant="italic">hyp</mi>
          </mfrac>
        </mrow>
        <mi mathvariant="normal">=</mi>
        <mfrac>
          <mn>1</mn>
          <msqrt>
            <mn>2</mn>
          </msqrt>
        </mfrac>
      </mrow>
    </mrow>
    <annotation encoding="StarMath 5.0">sin{45}=opp over hyp ={1 over sqrt{2}}</annotation>
  </semantics>
</math>
</file>